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Pictures/10000000000000EC000000ECA1B397E33D6BF595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0EC000000ECA1B397E33D6BF595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EC000000ECA1B397E33D6BF595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Condensed" svg:font-family="'Roboto Condensed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10"/>
    <style:style style:name="ce3" style:family="table-cell" style:parent-style-name="Default">
      <style:text-properties style:font-name="Roboto Condensed" fo:font-size="36pt" style:font-size-asian="36pt" style:font-size-complex="36pt"/>
    </style:style>
    <style:style style:name="ce5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233cm" svg:height="14.809cm" svg:x="0.409cm" svg:y="11.089cm">
            <draw:object draw:notify-on-update-of-ranges="Sheet1.B10:Sheet1.AE10 Sheet1.A13:Sheet1.A13 Sheet1.B13:Sheet1.AE13 Sheet1.A14:Sheet1.A14 Sheet1.B14:Sheet1.AE14 Sheet1.A15:Sheet1.A15 Sheet1.B15:Sheet1.AE15 Sheet1.A11:Sheet1.A11 Sheet1.B11:Sheet1.AE11 Sheet1.A12:Sheet1.A12 Sheet1.B12:Sheet1.AE12 Sheet1.A16:Sheet1.A16 Sheet1.B16:Sheet1.A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1 - Energiewirtschaft</text:p>
          </table:table-cell>
          <table:table-cell office:value-type="float" office:value="0" calcext:value-type="float">
            <text:p>0</text:p>
          </table:table-cell>
          <table:table-cell office:value-type="float" office:value="-0.0312607573617698" calcext:value-type="float">
            <text:p>-0.0312607573617698</text:p>
          </table:table-cell>
          <table:table-cell office:value-type="float" office:value="-0.0824187416444444" calcext:value-type="float">
            <text:p>-0.0824187416444444</text:p>
          </table:table-cell>
          <table:table-cell office:value-type="float" office:value="-0.102999322858176" calcext:value-type="float">
            <text:p>-0.102999322858176</text:p>
          </table:table-cell>
          <table:table-cell office:value-type="float" office:value="-0.115461846268329" calcext:value-type="float">
            <text:p>-0.115461846268329</text:p>
          </table:table-cell>
          <table:table-cell office:value-type="float" office:value="-0.1430600119115" calcext:value-type="float">
            <text:p>-0.1430600119115</text:p>
          </table:table-cell>
          <table:table-cell office:value-type="float" office:value="-0.130557572638798" calcext:value-type="float">
            <text:p>-0.130557572638798</text:p>
          </table:table-cell>
          <table:table-cell office:value-type="float" office:value="-0.176577376326285" calcext:value-type="float">
            <text:p>-0.176577376326285</text:p>
          </table:table-cell>
          <table:table-cell office:value-type="float" office:value="-0.176723145180342" calcext:value-type="float">
            <text:p>-0.176723145180342</text:p>
          </table:table-cell>
          <table:table-cell office:value-type="float" office:value="-0.199849316362995" calcext:value-type="float">
            <text:p>-0.199849316362995</text:p>
          </table:table-cell>
          <table:table-cell office:value-type="float" office:value="-0.176956851208587" calcext:value-type="float">
            <text:p>-0.176956851208587</text:p>
          </table:table-cell>
          <table:table-cell office:value-type="float" office:value="-0.155917766103179" calcext:value-type="float">
            <text:p>-0.155917766103179</text:p>
          </table:table-cell>
          <table:table-cell office:value-type="float" office:value="-0.155677032135067" calcext:value-type="float">
            <text:p>-0.155677032135067</text:p>
          </table:table-cell>
          <table:table-cell office:value-type="float" office:value="-0.130520100715087" calcext:value-type="float">
            <text:p>-0.130520100715087</text:p>
          </table:table-cell>
          <table:table-cell office:value-type="float" office:value="-0.141702251051354" calcext:value-type="float">
            <text:p>-0.141702251051354</text:p>
          </table:table-cell>
          <table:table-cell office:value-type="float" office:value="-0.156355014191611" calcext:value-type="float">
            <text:p>-0.156355014191611</text:p>
          </table:table-cell>
          <table:table-cell office:value-type="float" office:value="-0.155465303364257" calcext:value-type="float">
            <text:p>-0.155465303364257</text:p>
          </table:table-cell>
          <table:table-cell office:value-type="float" office:value="-0.145309335805553" calcext:value-type="float">
            <text:p>-0.145309335805553</text:p>
          </table:table-cell>
          <table:table-cell office:value-type="float" office:value="-0.189931651931663" calcext:value-type="float">
            <text:p>-0.189931651931663</text:p>
          </table:table-cell>
          <table:table-cell office:value-type="float" office:value="-0.24688731343203" calcext:value-type="float">
            <text:p>-0.24688731343203</text:p>
          </table:table-cell>
          <table:table-cell office:value-type="float" office:value="-0.222889668660689" calcext:value-type="float">
            <text:p>-0.222889668660689</text:p>
          </table:table-cell>
          <table:table-cell office:value-type="float" office:value="-0.228738340239819" calcext:value-type="float">
            <text:p>-0.228738340239819</text:p>
          </table:table-cell>
          <table:table-cell office:value-type="float" office:value="-0.205851873324188" calcext:value-type="float">
            <text:p>-0.205851873324188</text:p>
          </table:table-cell>
          <table:table-cell office:value-type="float" office:value="-0.193540417832573" calcext:value-type="float">
            <text:p>-0.193540417832573</text:p>
          </table:table-cell>
          <table:table-cell office:value-type="float" office:value="-0.238333734128969" calcext:value-type="float">
            <text:p>-0.238333734128969</text:p>
          </table:table-cell>
          <table:table-cell office:value-type="float" office:value="-0.263827518583335" calcext:value-type="float">
            <text:p>-0.263827518583335</text:p>
          </table:table-cell>
          <table:table-cell office:value-type="float" office:value="-0.274391040436743" calcext:value-type="float">
            <text:p>-0.274391040436743</text:p>
          </table:table-cell>
          <table:table-cell office:value-type="float" office:value="-0.319962593636083" calcext:value-type="float">
            <text:p>-0.319962593636083</text:p>
          </table:table-cell>
          <table:table-cell office:value-type="float" office:value="-0.348258687983351" calcext:value-type="float">
            <text:p>-0.348258687983351</text:p>
          </table:table-cell>
          <table:table-cell office:value-type="float" office:value="-0.457217955782967" calcext:value-type="float">
            <text:p>-0.457217955782967</text:p>
          </table:table-cell>
          <table:table-cell office:value-type="float" office:value="-0.540816244024469" calcext:value-type="float">
            <text:p>-0.540816244024469</text:p>
          </table:table-cell>
          <table:table-cell office:value-type="float" office:value="-0.483494081456125" calcext:value-type="float">
            <text:p>-0.483494081456125</text:p>
          </table:table-cell>
          <table:table-cell office:value-type="float" office:value="-0.460889230675606" calcext:value-type="float">
            <text:p>-0.460889230675606</text:p>
          </table:table-cell>
        </table:table-row>
        <table:table-row table:style-name="ro1">
          <table:table-cell office:value-type="string" calcext:value-type="string">
            <text:p>2 - Industrie</text:p>
          </table:table-cell>
          <table:table-cell office:value-type="float" office:value="0" calcext:value-type="float">
            <text:p>0</text:p>
          </table:table-cell>
          <table:table-cell office:value-type="float" office:value="-0.0903286353593216" calcext:value-type="float">
            <text:p>-0.0903286353593216</text:p>
          </table:table-cell>
          <table:table-cell office:value-type="float" office:value="-0.128474463936467" calcext:value-type="float">
            <text:p>-0.128474463936467</text:p>
          </table:table-cell>
          <table:table-cell office:value-type="float" office:value="-0.163251319814984" calcext:value-type="float">
            <text:p>-0.163251319814984</text:p>
          </table:table-cell>
          <table:table-cell office:value-type="float" office:value="-0.149703188566767" calcext:value-type="float">
            <text:p>-0.149703188566767</text:p>
          </table:table-cell>
          <table:table-cell office:value-type="float" office:value="-0.143399977199346" calcext:value-type="float">
            <text:p>-0.143399977199346</text:p>
          </table:table-cell>
          <table:table-cell office:value-type="float" office:value="-0.183359739456302" calcext:value-type="float">
            <text:p>-0.183359739456302</text:p>
          </table:table-cell>
          <table:table-cell office:value-type="float" office:value="-0.166886688997655" calcext:value-type="float">
            <text:p>-0.166886688997655</text:p>
          </table:table-cell>
          <table:table-cell office:value-type="float" office:value="-0.227867518326801" calcext:value-type="float">
            <text:p>-0.227867518326801</text:p>
          </table:table-cell>
          <table:table-cell office:value-type="float" office:value="-0.263909048506829" calcext:value-type="float">
            <text:p>-0.263909048506829</text:p>
          </table:table-cell>
          <table:table-cell office:value-type="float" office:value="-0.265379842061271" calcext:value-type="float">
            <text:p>-0.265379842061271</text:p>
          </table:table-cell>
          <table:table-cell office:value-type="float" office:value="-0.303689169699677" calcext:value-type="float">
            <text:p>-0.303689169699677</text:p>
          </table:table-cell>
          <table:table-cell office:value-type="float" office:value="-0.311852369774754" calcext:value-type="float">
            <text:p>-0.311852369774754</text:p>
          </table:table-cell>
          <table:table-cell office:value-type="float" office:value="-0.309062315982854" calcext:value-type="float">
            <text:p>-0.309062315982854</text:p>
          </table:table-cell>
          <table:table-cell office:value-type="float" office:value="-0.306095562470882" calcext:value-type="float">
            <text:p>-0.306095562470882</text:p>
          </table:table-cell>
          <table:table-cell office:value-type="float" office:value="-0.327707305307192" calcext:value-type="float">
            <text:p>-0.327707305307192</text:p>
          </table:table-cell>
          <table:table-cell office:value-type="float" office:value="-0.309620926527503" calcext:value-type="float">
            <text:p>-0.309620926527503</text:p>
          </table:table-cell>
          <table:table-cell office:value-type="float" office:value="-0.278403362927884" calcext:value-type="float">
            <text:p>-0.278403362927884</text:p>
          </table:table-cell>
          <table:table-cell office:value-type="float" office:value="-0.290832311337274" calcext:value-type="float">
            <text:p>-0.290832311337274</text:p>
          </table:table-cell>
          <table:table-cell office:value-type="float" office:value="-0.380647248244149" calcext:value-type="float">
            <text:p>-0.380647248244149</text:p>
          </table:table-cell>
          <table:table-cell office:value-type="float" office:value="-0.332347611810609" calcext:value-type="float">
            <text:p>-0.332347611810609</text:p>
          </table:table-cell>
          <table:table-cell office:value-type="float" office:value="-0.342911500222126" calcext:value-type="float">
            <text:p>-0.342911500222126</text:p>
          </table:table-cell>
          <table:table-cell office:value-type="float" office:value="-0.362436540882991" calcext:value-type="float">
            <text:p>-0.362436540882991</text:p>
          </table:table-cell>
          <table:table-cell office:value-type="float" office:value="-0.360577688860351" calcext:value-type="float">
            <text:p>-0.360577688860351</text:p>
          </table:table-cell>
          <table:table-cell office:value-type="float" office:value="-0.35995725158249" calcext:value-type="float">
            <text:p>-0.35995725158249</text:p>
          </table:table-cell>
          <table:table-cell office:value-type="float" office:value="-0.333378656439086" calcext:value-type="float">
            <text:p>-0.333378656439086</text:p>
          </table:table-cell>
          <table:table-cell office:value-type="float" office:value="-0.318955372748675" calcext:value-type="float">
            <text:p>-0.318955372748675</text:p>
          </table:table-cell>
          <table:table-cell office:value-type="float" office:value="-0.299055713267579" calcext:value-type="float">
            <text:p>-0.299055713267579</text:p>
          </table:table-cell>
          <table:table-cell office:value-type="float" office:value="-0.327327394694568" calcext:value-type="float">
            <text:p>-0.327327394694568</text:p>
          </table:table-cell>
          <table:table-cell office:value-type="float" office:value="-0.347474717282263" calcext:value-type="float">
            <text:p>-0.347474717282263</text:p>
          </table:table-cell>
          <table:table-cell office:value-type="float" office:value="-0.370031981203355" calcext:value-type="float">
            <text:p>-0.370031981203355</text:p>
          </table:table-cell>
          <table:table-cell office:value-type="float" office:value="-0.342946639975571" calcext:value-type="float">
            <text:p>-0.342946639975571</text:p>
          </table:table-cell>
          <table:table-cell office:value-type="float" office:value="-0.411418557265702" calcext:value-type="float">
            <text:p>-0.411418557265702</text:p>
          </table:table-cell>
        </table:table-row>
        <table:table-row table:style-name="ro1">
          <table:table-cell office:value-type="string" calcext:value-type="string">
            <text:p>3 - Gebäude</text:p>
          </table:table-cell>
          <table:table-cell office:value-type="float" office:value="0" calcext:value-type="float">
            <text:p>0</text:p>
          </table:table-cell>
          <table:table-cell office:value-type="float" office:value="-0.00754316215399586" calcext:value-type="float">
            <text:p>-0.00754316215399586</text:p>
          </table:table-cell>
          <table:table-cell office:value-type="float" office:value="-0.0934325584462388" calcext:value-type="float">
            <text:p>-0.0934325584462388</text:p>
          </table:table-cell>
          <table:table-cell office:value-type="float" office:value="-0.0614484630257723" calcext:value-type="float">
            <text:p>-0.0614484630257723</text:p>
          </table:table-cell>
          <table:table-cell office:value-type="float" office:value="-0.112680765935557" calcext:value-type="float">
            <text:p>-0.112680765935557</text:p>
          </table:table-cell>
          <table:table-cell office:value-type="float" office:value="-0.105678184876947" calcext:value-type="float">
            <text:p>-0.105678184876947</text:p>
          </table:table-cell>
          <table:table-cell office:value-type="float" office:value="0.00485670725551057" calcext:value-type="float">
            <text:p>0.00485670725551057</text:p>
          </table:table-cell>
          <table:table-cell office:value-type="float" office:value="-0.0581342493090494" calcext:value-type="float">
            <text:p>-0.0581342493090494</text:p>
          </table:table-cell>
          <table:table-cell office:value-type="float" office:value="-0.0968764674459626" calcext:value-type="float">
            <text:p>-0.0968764674459626</text:p>
          </table:table-cell>
          <table:table-cell office:value-type="float" office:value="-0.176380292700639" calcext:value-type="float">
            <text:p>-0.176380292700639</text:p>
          </table:table-cell>
          <table:table-cell office:value-type="float" office:value="-0.205068164068813" calcext:value-type="float">
            <text:p>-0.205068164068813</text:p>
          </table:table-cell>
          <table:table-cell office:value-type="float" office:value="-0.108510515383473" calcext:value-type="float">
            <text:p>-0.108510515383473</text:p>
          </table:table-cell>
          <table:table-cell office:value-type="float" office:value="-0.170376790827204" calcext:value-type="float">
            <text:p>-0.170376790827204</text:p>
          </table:table-cell>
          <table:table-cell office:value-type="float" office:value="-0.205336520221879" calcext:value-type="float">
            <text:p>-0.205336520221879</text:p>
          </table:table-cell>
          <table:table-cell office:value-type="float" office:value="-0.255796452216521" calcext:value-type="float">
            <text:p>-0.255796452216521</text:p>
          </table:table-cell>
          <table:table-cell office:value-type="float" office:value="-0.267298152972563" calcext:value-type="float">
            <text:p>-0.267298152972563</text:p>
          </table:table-cell>
          <table:table-cell office:value-type="float" office:value="-0.227581436714749" calcext:value-type="float">
            <text:p>-0.227581436714749</text:p>
          </table:table-cell>
          <table:table-cell office:value-type="float" office:value="-0.399907774398214" calcext:value-type="float">
            <text:p>-0.399907774398214</text:p>
          </table:table-cell>
          <table:table-cell office:value-type="float" office:value="-0.277697375330459" calcext:value-type="float">
            <text:p>-0.277697375330459</text:p>
          </table:table-cell>
          <table:table-cell office:value-type="float" office:value="-0.338119367129534" calcext:value-type="float">
            <text:p>-0.338119367129534</text:p>
          </table:table-cell>
          <table:table-cell office:value-type="float" office:value="-0.294059906343181" calcext:value-type="float">
            <text:p>-0.294059906343181</text:p>
          </table:table-cell>
          <table:table-cell office:value-type="float" office:value="-0.394151054332084" calcext:value-type="float">
            <text:p>-0.394151054332084</text:p>
          </table:table-cell>
          <table:table-cell office:value-type="float" office:value="-0.380395753070313" calcext:value-type="float">
            <text:p>-0.380395753070313</text:p>
          </table:table-cell>
          <table:table-cell office:value-type="float" office:value="-0.334844672757859" calcext:value-type="float">
            <text:p>-0.334844672757859</text:p>
          </table:table-cell>
          <table:table-cell office:value-type="float" office:value="-0.436898200280004" calcext:value-type="float">
            <text:p>-0.436898200280004</text:p>
          </table:table-cell>
          <table:table-cell office:value-type="float" office:value="-0.409437161257392" calcext:value-type="float">
            <text:p>-0.409437161257392</text:p>
          </table:table-cell>
          <table:table-cell office:value-type="float" office:value="-0.406990084139484" calcext:value-type="float">
            <text:p>-0.406990084139484</text:p>
          </table:table-cell>
          <table:table-cell office:value-type="float" office:value="-0.41746600225517" calcext:value-type="float">
            <text:p>-0.41746600225517</text:p>
          </table:table-cell>
          <table:table-cell office:value-type="float" office:value="-0.447250361416468" calcext:value-type="float">
            <text:p>-0.447250361416468</text:p>
          </table:table-cell>
          <table:table-cell office:value-type="float" office:value="-0.422142059841765" calcext:value-type="float">
            <text:p>-0.422142059841765</text:p>
          </table:table-cell>
          <table:table-cell office:value-type="float" office:value="-0.413689844274129" calcext:value-type="float">
            <text:p>-0.413689844274129</text:p>
          </table:table-cell>
          <table:table-cell office:value-type="float" office:value="-0.438273529400955" calcext:value-type="float">
            <text:p>-0.438273529400955</text:p>
          </table:table-cell>
          <table:table-cell office:value-type="float" office:value="-0.46824967329183" calcext:value-type="float">
            <text:p>-0.46824967329183</text:p>
          </table:table-cell>
        </table:table-row>
        <table:table-row table:style-name="ro1">
          <table:table-cell office:value-type="string" calcext:value-type="string">
            <text:p>4 - Verkehr</text:p>
          </table:table-cell>
          <table:table-cell office:value-type="float" office:value="0" calcext:value-type="float">
            <text:p>0</text:p>
          </table:table-cell>
          <table:table-cell office:value-type="float" office:value="0.018100233666277" calcext:value-type="float">
            <text:p>0.018100233666277</text:p>
          </table:table-cell>
          <table:table-cell office:value-type="float" office:value="0.0540700352011381" calcext:value-type="float">
            <text:p>0.0540700352011381</text:p>
          </table:table-cell>
          <table:table-cell office:value-type="float" office:value="0.0805822580714888" calcext:value-type="float">
            <text:p>0.0805822580714888</text:p>
          </table:table-cell>
          <table:table-cell office:value-type="float" office:value="0.0559088573368245" calcext:value-type="float">
            <text:p>0.0559088573368245</text:p>
          </table:table-cell>
          <table:table-cell office:value-type="float" office:value="0.0783704968123091" calcext:value-type="float">
            <text:p>0.0783704968123091</text:p>
          </table:table-cell>
          <table:table-cell office:value-type="float" office:value="0.0758349754270626" calcext:value-type="float">
            <text:p>0.0758349754270626</text:p>
          </table:table-cell>
          <table:table-cell office:value-type="float" office:value="0.0783719374410581" calcext:value-type="float">
            <text:p>0.0783719374410581</text:p>
          </table:table-cell>
          <table:table-cell office:value-type="float" office:value="0.0984169757900173" calcext:value-type="float">
            <text:p>0.0984169757900173</text:p>
          </table:table-cell>
          <table:table-cell office:value-type="float" office:value="0.129726409134924" calcext:value-type="float">
            <text:p>0.129726409134924</text:p>
          </table:table-cell>
          <table:table-cell office:value-type="float" office:value="0.105521195972854" calcext:value-type="float">
            <text:p>0.105521195972854</text:p>
          </table:table-cell>
          <table:table-cell office:value-type="float" office:value="0.0818352516453953" calcext:value-type="float">
            <text:p>0.0818352516453953</text:p>
          </table:table-cell>
          <table:table-cell office:value-type="float" office:value="0.0664853657068805" calcext:value-type="float">
            <text:p>0.0664853657068805</text:p>
          </table:table-cell>
          <table:table-cell office:value-type="float" office:value="0.0277016178231042" calcext:value-type="float">
            <text:p>0.0277016178231042</text:p>
          </table:table-cell>
          <table:table-cell office:value-type="float" office:value="0.0251734346462447" calcext:value-type="float">
            <text:p>0.0251734346462447</text:p>
          </table:table-cell>
          <table:table-cell office:value-type="float" office:value="-0.0238495833263737" calcext:value-type="float">
            <text:p>-0.0238495833263737</text:p>
          </table:table-cell>
          <table:table-cell office:value-type="float" office:value="-0.0481249747020421" calcext:value-type="float">
            <text:p>-0.0481249747020421</text:p>
          </table:table-cell>
          <table:table-cell office:value-type="float" office:value="-0.0656533769039176" calcext:value-type="float">
            <text:p>-0.0656533769039176</text:p>
          </table:table-cell>
          <table:table-cell office:value-type="float" office:value="-0.0678937677287835" calcext:value-type="float">
            <text:p>-0.0678937677287835</text:p>
          </table:table-cell>
          <table:table-cell office:value-type="float" office:value="-0.0716390688252094" calcext:value-type="float">
            <text:p>-0.0716390688252094</text:p>
          </table:table-cell>
          <table:table-cell office:value-type="float" office:value="-0.0649138965727272" calcext:value-type="float">
            <text:p>-0.0649138965727272</text:p>
          </table:table-cell>
          <table:table-cell office:value-type="float" office:value="-0.0521177793482429" calcext:value-type="float">
            <text:p>-0.0521177793482429</text:p>
          </table:table-cell>
          <table:table-cell office:value-type="float" office:value="-0.0611783475064273" calcext:value-type="float">
            <text:p>-0.0611783475064273</text:p>
          </table:table-cell>
          <table:table-cell office:value-type="float" office:value="-0.0358335866740753" calcext:value-type="float">
            <text:p>-0.0358335866740753</text:p>
          </table:table-cell>
          <table:table-cell office:value-type="float" office:value="-0.0286417111419309" calcext:value-type="float">
            <text:p>-0.0286417111419309</text:p>
          </table:table-cell>
          <table:table-cell office:value-type="float" office:value="-0.0107494346909635" calcext:value-type="float">
            <text:p>-0.0107494346909635</text:p>
          </table:table-cell>
          <table:table-cell office:value-type="float" office:value="0.00825595018902114" calcext:value-type="float">
            <text:p>0.00825595018902114</text:p>
          </table:table-cell>
          <table:table-cell office:value-type="float" office:value="0.0254513895737298" calcext:value-type="float">
            <text:p>0.0254513895737298</text:p>
          </table:table-cell>
          <table:table-cell office:value-type="float" office:value="-0.00883036069602206" calcext:value-type="float">
            <text:p>-0.00883036069602206</text:p>
          </table:table-cell>
          <table:table-cell office:value-type="float" office:value="0.00234626862898502" calcext:value-type="float">
            <text:p>0.00234626862898502</text:p>
          </table:table-cell>
          <table:table-cell office:value-type="float" office:value="-0.109481903111678" calcext:value-type="float">
            <text:p>-0.109481903111678</text:p>
          </table:table-cell>
          <table:table-cell office:value-type="float" office:value="-0.100989910587638" calcext:value-type="float">
            <text:p>-0.100989910587638</text:p>
          </table:table-cell>
          <table:table-cell office:value-type="float" office:value="-0.0944292163238559" calcext:value-type="float">
            <text:p>-0.0944292163238559</text:p>
          </table:table-cell>
        </table:table-row>
        <table:table-row table:style-name="ro1">
          <table:table-cell office:value-type="string" calcext:value-type="string">
            <text:p>5 - Landwirtschaft</text:p>
          </table:table-cell>
          <table:table-cell office:value-type="float" office:value="0" calcext:value-type="float">
            <text:p>0</text:p>
          </table:table-cell>
          <table:table-cell office:value-type="float" office:value="-0.107074527299546" calcext:value-type="float">
            <text:p>-0.107074527299546</text:p>
          </table:table-cell>
          <table:table-cell office:value-type="float" office:value="-0.140887685599638" calcext:value-type="float">
            <text:p>-0.140887685599638</text:p>
          </table:table-cell>
          <table:table-cell office:value-type="float" office:value="-0.146653974361077" calcext:value-type="float">
            <text:p>-0.146653974361077</text:p>
          </table:table-cell>
          <table:table-cell office:value-type="float" office:value="-0.151785487584669" calcext:value-type="float">
            <text:p>-0.151785487584669</text:p>
          </table:table-cell>
          <table:table-cell office:value-type="float" office:value="-0.146667840749618" calcext:value-type="float">
            <text:p>-0.146667840749618</text:p>
          </table:table-cell>
          <table:table-cell office:value-type="float" office:value="-0.128834892835318" calcext:value-type="float">
            <text:p>-0.128834892835318</text:p>
          </table:table-cell>
          <table:table-cell office:value-type="float" office:value="-0.155111487934164" calcext:value-type="float">
            <text:p>-0.155111487934164</text:p>
          </table:table-cell>
          <table:table-cell office:value-type="float" office:value="-0.155556773252255" calcext:value-type="float">
            <text:p>-0.155556773252255</text:p>
          </table:table-cell>
          <table:table-cell office:value-type="float" office:value="-0.152557186948194" calcext:value-type="float">
            <text:p>-0.152557186948194</text:p>
          </table:table-cell>
          <table:table-cell office:value-type="float" office:value="-0.171026297467205" calcext:value-type="float">
            <text:p>-0.171026297467205</text:p>
          </table:table-cell>
          <table:table-cell office:value-type="float" office:value="-0.15902695296213" calcext:value-type="float">
            <text:p>-0.15902695296213</text:p>
          </table:table-cell>
          <table:table-cell office:value-type="float" office:value="-0.188453838198946" calcext:value-type="float">
            <text:p>-0.188453838198946</text:p>
          </table:table-cell>
          <table:table-cell office:value-type="float" office:value="-0.199232924039381" calcext:value-type="float">
            <text:p>-0.199232924039381</text:p>
          </table:table-cell>
          <table:table-cell office:value-type="float" office:value="-0.211539934434132" calcext:value-type="float">
            <text:p>-0.211539934434132</text:p>
          </table:table-cell>
          <table:table-cell office:value-type="float" office:value="-0.214393500813645" calcext:value-type="float">
            <text:p>-0.214393500813645</text:p>
          </table:table-cell>
          <table:table-cell office:value-type="float" office:value="-0.224827042697119" calcext:value-type="float">
            <text:p>-0.224827042697119</text:p>
          </table:table-cell>
          <table:table-cell office:value-type="float" office:value="-0.224510728050942" calcext:value-type="float">
            <text:p>-0.224510728050942</text:p>
          </table:table-cell>
          <table:table-cell office:value-type="float" office:value="-0.214510067509871" calcext:value-type="float">
            <text:p>-0.214510067509871</text:p>
          </table:table-cell>
          <table:table-cell office:value-type="float" office:value="-0.212964578975957" calcext:value-type="float">
            <text:p>-0.212964578975957</text:p>
          </table:table-cell>
          <table:table-cell office:value-type="float" office:value="-0.212087664243746" calcext:value-type="float">
            <text:p>-0.212087664243746</text:p>
          </table:table-cell>
          <table:table-cell office:value-type="float" office:value="-0.204238846586379" calcext:value-type="float">
            <text:p>-0.204238846586379</text:p>
          </table:table-cell>
          <table:table-cell office:value-type="float" office:value="-0.206184985180571" calcext:value-type="float">
            <text:p>-0.206184985180571</text:p>
          </table:table-cell>
          <table:table-cell office:value-type="float" office:value="-0.195672640412042" calcext:value-type="float">
            <text:p>-0.195672640412042</text:p>
          </table:table-cell>
          <table:table-cell office:value-type="float" office:value="-0.173488591845261" calcext:value-type="float">
            <text:p>-0.173488591845261</text:p>
          </table:table-cell>
          <table:table-cell office:value-type="float" office:value="-0.175131002456546" calcext:value-type="float">
            <text:p>-0.175131002456546</text:p>
          </table:table-cell>
          <table:table-cell office:value-type="float" office:value="-0.177591921814451" calcext:value-type="float">
            <text:p>-0.177591921814451</text:p>
          </table:table-cell>
          <table:table-cell office:value-type="float" office:value="-0.191202998011037" calcext:value-type="float">
            <text:p>-0.191202998011037</text:p>
          </table:table-cell>
          <table:table-cell office:value-type="float" office:value="-0.213551705461408" calcext:value-type="float">
            <text:p>-0.213551705461408</text:p>
          </table:table-cell>
          <table:table-cell office:value-type="float" office:value="-0.223010028787289" calcext:value-type="float">
            <text:p>-0.223010028787289</text:p>
          </table:table-cell>
          <table:table-cell office:value-type="float" office:value="-0.232461307106876" calcext:value-type="float">
            <text:p>-0.232461307106876</text:p>
          </table:table-cell>
          <table:table-cell office:value-type="float" office:value="-0.246151182618176" calcext:value-type="float">
            <text:p>-0.246151182618176</text:p>
          </table:table-cell>
          <table:table-cell office:value-type="float" office:value="-0.257520821710029" calcext:value-type="float">
            <text:p>-0.257520821710029</text:p>
          </table:table-cell>
        </table:table-row>
        <table:table-row table:style-name="ro1">
          <table:table-cell office:value-type="string" calcext:value-type="string">
            <text:p>6 - Abfallwirtschaft und Sonstiges</text:p>
          </table:table-cell>
          <table:table-cell office:value-type="float" office:value="0" calcext:value-type="float">
            <text:p>0</text:p>
          </table:table-cell>
          <table:table-cell office:value-type="float" office:value="0.0339568024608108" calcext:value-type="float">
            <text:p>0.0339568024608108</text:p>
          </table:table-cell>
          <table:table-cell office:value-type="float" office:value="0.0452113914483514" calcext:value-type="float">
            <text:p>0.0452113914483514</text:p>
          </table:table-cell>
          <table:table-cell office:value-type="float" office:value="0.0349732985040536" calcext:value-type="float">
            <text:p>0.0349732985040536</text:p>
          </table:table-cell>
          <table:table-cell office:value-type="float" office:value="0.00686609303624719" calcext:value-type="float">
            <text:p>0.00686609303624719</text:p>
          </table:table-cell>
          <table:table-cell office:value-type="float" office:value="-0.0260359839589986" calcext:value-type="float">
            <text:p>-0.0260359839589986</text:p>
          </table:table-cell>
          <table:table-cell office:value-type="float" office:value="-0.0715112065390584" calcext:value-type="float">
            <text:p>-0.0715112065390584</text:p>
          </table:table-cell>
          <table:table-cell office:value-type="float" office:value="-0.154736974129735" calcext:value-type="float">
            <text:p>-0.154736974129735</text:p>
          </table:table-cell>
          <table:table-cell office:value-type="float" office:value="-0.21788286488466" calcext:value-type="float">
            <text:p>-0.21788286488466</text:p>
          </table:table-cell>
          <table:table-cell office:value-type="float" office:value="-0.267682838686003" calcext:value-type="float">
            <text:p>-0.267682838686003</text:p>
          </table:table-cell>
          <table:table-cell office:value-type="float" office:value="-0.314478915782652" calcext:value-type="float">
            <text:p>-0.314478915782652</text:p>
          </table:table-cell>
          <table:table-cell office:value-type="float" office:value="-0.364021359991819" calcext:value-type="float">
            <text:p>-0.364021359991819</text:p>
          </table:table-cell>
          <table:table-cell office:value-type="float" office:value="-0.405695902581199" calcext:value-type="float">
            <text:p>-0.405695902581199</text:p>
          </table:table-cell>
          <table:table-cell office:value-type="float" office:value="-0.449168869169932" calcext:value-type="float">
            <text:p>-0.449168869169932</text:p>
          </table:table-cell>
          <table:table-cell office:value-type="float" office:value="-0.5118039276656" calcext:value-type="float">
            <text:p>-0.5118039276656</text:p>
          </table:table-cell>
          <table:table-cell office:value-type="float" office:value="-0.552191993202462" calcext:value-type="float">
            <text:p>-0.552191993202462</text:p>
          </table:table-cell>
          <table:table-cell office:value-type="float" office:value="-0.602430117442157" calcext:value-type="float">
            <text:p>-0.602430117442157</text:p>
          </table:table-cell>
          <table:table-cell office:value-type="float" office:value="-0.639199374734557" calcext:value-type="float">
            <text:p>-0.639199374734557</text:p>
          </table:table-cell>
          <table:table-cell office:value-type="float" office:value="-0.672933420751869" calcext:value-type="float">
            <text:p>-0.672933420751869</text:p>
          </table:table-cell>
          <table:table-cell office:value-type="float" office:value="-0.706405343504303" calcext:value-type="float">
            <text:p>-0.706405343504303</text:p>
          </table:table-cell>
          <table:table-cell office:value-type="float" office:value="-0.736624925653194" calcext:value-type="float">
            <text:p>-0.736624925653194</text:p>
          </table:table-cell>
          <table:table-cell office:value-type="float" office:value="-0.757645388867452" calcext:value-type="float">
            <text:p>-0.757645388867452</text:p>
          </table:table-cell>
          <table:table-cell office:value-type="float" office:value="-0.777539421569464" calcext:value-type="float">
            <text:p>-0.777539421569464</text:p>
          </table:table-cell>
          <table:table-cell office:value-type="float" office:value="-0.796630385357615" calcext:value-type="float">
            <text:p>-0.796630385357615</text:p>
          </table:table-cell>
          <table:table-cell office:value-type="float" office:value="-0.811208363976834" calcext:value-type="float">
            <text:p>-0.811208363976834</text:p>
          </table:table-cell>
          <table:table-cell office:value-type="float" office:value="-0.825883705293186" calcext:value-type="float">
            <text:p>-0.825883705293186</text:p>
          </table:table-cell>
          <table:table-cell office:value-type="float" office:value="-0.838501805900955" calcext:value-type="float">
            <text:p>-0.838501805900955</text:p>
          </table:table-cell>
          <table:table-cell office:value-type="float" office:value="-0.847573536689536" calcext:value-type="float">
            <text:p>-0.847573536689536</text:p>
          </table:table-cell>
          <table:table-cell office:value-type="float" office:value="-0.856893316997668" calcext:value-type="float">
            <text:p>-0.856893316997668</text:p>
          </table:table-cell>
          <table:table-cell office:value-type="float" office:value="-0.869528317760889" calcext:value-type="float">
            <text:p>-0.869528317760889</text:p>
          </table:table-cell>
          <table:table-cell office:value-type="float" office:value="-0.88106867066271" calcext:value-type="float">
            <text:p>-0.88106867066271</text:p>
          </table:table-cell>
          <table:table-cell office:value-type="float" office:value="-0.890944711344464" calcext:value-type="float">
            <text:p>-0.890944711344464</text:p>
          </table:table-cell>
          <table:table-cell office:value-type="float" office:value="-0.895863586497275" calcext:value-type="float">
            <text:p>-0.895863586497275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erkehr</text:p>
          </table:table-cell>
          <table:table-cell table:style-name="ce2" table:formula="of:=1+[.B6]" office:value-type="percentage" office:value="1" calcext:value-type="percentage">
            <text:p>100%</text:p>
          </table:table-cell>
          <table:table-cell table:style-name="ce2" table:formula="of:=1+[.C6]" office:value-type="percentage" office:value="1.01810023366628" calcext:value-type="percentage">
            <text:p>102%</text:p>
          </table:table-cell>
          <table:table-cell table:style-name="ce2" table:formula="of:=1+[.D6]" office:value-type="percentage" office:value="1.05407003520114" calcext:value-type="percentage">
            <text:p>105%</text:p>
          </table:table-cell>
          <table:table-cell table:style-name="ce2" table:formula="of:=1+[.E6]" office:value-type="percentage" office:value="1.08058225807149" calcext:value-type="percentage">
            <text:p>108%</text:p>
          </table:table-cell>
          <table:table-cell table:style-name="ce2" table:formula="of:=1+[.F6]" office:value-type="percentage" office:value="1.05590885733682" calcext:value-type="percentage">
            <text:p>106%</text:p>
          </table:table-cell>
          <table:table-cell table:style-name="ce2" table:formula="of:=1+[.G6]" office:value-type="percentage" office:value="1.07837049681231" calcext:value-type="percentage">
            <text:p>108%</text:p>
          </table:table-cell>
          <table:table-cell table:style-name="ce2" table:formula="of:=1+[.H6]" office:value-type="percentage" office:value="1.07583497542706" calcext:value-type="percentage">
            <text:p>108%</text:p>
          </table:table-cell>
          <table:table-cell table:style-name="ce2" table:formula="of:=1+[.I6]" office:value-type="percentage" office:value="1.07837193744106" calcext:value-type="percentage">
            <text:p>108%</text:p>
          </table:table-cell>
          <table:table-cell table:style-name="ce2" table:formula="of:=1+[.J6]" office:value-type="percentage" office:value="1.09841697579002" calcext:value-type="percentage">
            <text:p>110%</text:p>
          </table:table-cell>
          <table:table-cell table:style-name="ce2" table:formula="of:=1+[.K6]" office:value-type="percentage" office:value="1.12972640913492" calcext:value-type="percentage">
            <text:p>113%</text:p>
          </table:table-cell>
          <table:table-cell table:style-name="ce2" table:formula="of:=1+[.L6]" office:value-type="percentage" office:value="1.10552119597285" calcext:value-type="percentage">
            <text:p>111%</text:p>
          </table:table-cell>
          <table:table-cell table:style-name="ce2" table:formula="of:=1+[.M6]" office:value-type="percentage" office:value="1.0818352516454" calcext:value-type="percentage">
            <text:p>108%</text:p>
          </table:table-cell>
          <table:table-cell table:style-name="ce2" table:formula="of:=1+[.N6]" office:value-type="percentage" office:value="1.06648536570688" calcext:value-type="percentage">
            <text:p>107%</text:p>
          </table:table-cell>
          <table:table-cell table:style-name="ce2" table:formula="of:=1+[.O6]" office:value-type="percentage" office:value="1.0277016178231" calcext:value-type="percentage">
            <text:p>103%</text:p>
          </table:table-cell>
          <table:table-cell table:style-name="ce2" table:formula="of:=1+[.P6]" office:value-type="percentage" office:value="1.02517343464624" calcext:value-type="percentage">
            <text:p>103%</text:p>
          </table:table-cell>
          <table:table-cell table:style-name="ce2" table:formula="of:=1+[.Q6]" office:value-type="percentage" office:value="0.976150416673626" calcext:value-type="percentage">
            <text:p>98%</text:p>
          </table:table-cell>
          <table:table-cell table:style-name="ce2" table:formula="of:=1+[.R6]" office:value-type="percentage" office:value="0.951875025297958" calcext:value-type="percentage">
            <text:p>95%</text:p>
          </table:table-cell>
          <table:table-cell table:style-name="ce2" table:formula="of:=1+[.S6]" office:value-type="percentage" office:value="0.934346623096082" calcext:value-type="percentage">
            <text:p>93%</text:p>
          </table:table-cell>
          <table:table-cell table:style-name="ce2" table:formula="of:=1+[.T6]" office:value-type="percentage" office:value="0.932106232271216" calcext:value-type="percentage">
            <text:p>93%</text:p>
          </table:table-cell>
          <table:table-cell table:style-name="ce2" table:formula="of:=1+[.U6]" office:value-type="percentage" office:value="0.928360931174791" calcext:value-type="percentage">
            <text:p>93%</text:p>
          </table:table-cell>
          <table:table-cell table:style-name="ce2" table:formula="of:=1+[.V6]" office:value-type="percentage" office:value="0.935086103427273" calcext:value-type="percentage">
            <text:p>94%</text:p>
          </table:table-cell>
          <table:table-cell table:style-name="ce2" table:formula="of:=1+[.W6]" office:value-type="percentage" office:value="0.947882220651757" calcext:value-type="percentage">
            <text:p>95%</text:p>
          </table:table-cell>
          <table:table-cell table:style-name="ce2" table:formula="of:=1+[.X6]" office:value-type="percentage" office:value="0.938821652493573" calcext:value-type="percentage">
            <text:p>94%</text:p>
          </table:table-cell>
          <table:table-cell table:style-name="ce2" table:formula="of:=1+[.Y6]" office:value-type="percentage" office:value="0.964166413325925" calcext:value-type="percentage">
            <text:p>96%</text:p>
          </table:table-cell>
          <table:table-cell table:style-name="ce2" table:formula="of:=1+[.Z6]" office:value-type="percentage" office:value="0.971358288858069" calcext:value-type="percentage">
            <text:p>97%</text:p>
          </table:table-cell>
          <table:table-cell table:style-name="ce2" table:formula="of:=1+[.AA6]" office:value-type="percentage" office:value="0.989250565309037" calcext:value-type="percentage">
            <text:p>99%</text:p>
          </table:table-cell>
          <table:table-cell table:style-name="ce2" table:formula="of:=1+[.AB6]" office:value-type="percentage" office:value="1.00825595018902" calcext:value-type="percentage">
            <text:p>101%</text:p>
          </table:table-cell>
          <table:table-cell table:style-name="ce2" table:formula="of:=1+[.AC6]" office:value-type="percentage" office:value="1.02545138957373" calcext:value-type="percentage">
            <text:p>103%</text:p>
          </table:table-cell>
          <table:table-cell table:style-name="ce2" table:formula="of:=1+[.AD6]" office:value-type="percentage" office:value="0.991169639303978" calcext:value-type="percentage">
            <text:p>99%</text:p>
          </table:table-cell>
          <table:table-cell table:style-name="ce2" table:formula="of:=1+[.AE6]" office:value-type="percentage" office:value="1.00234626862899" calcext:value-type="percentage">
            <text:p>100%</text:p>
          </table:table-cell>
          <table:table-cell table:style-name="ce2" table:formula="of:=1+[.AF6]" office:value-type="percentage" office:value="0.890518096888322" calcext:value-type="percentage">
            <text:p>89%</text:p>
          </table:table-cell>
          <table:table-cell table:style-name="ce2" table:formula="of:=1+[.AG6]" office:value-type="percentage" office:value="0.899010089412362" calcext:value-type="percentage">
            <text:p>90%</text:p>
          </table:table-cell>
          <table:table-cell table:style-name="ce2" table:formula="of:=1+[.AH6]" office:value-type="percentage" office:value="0.905570783676144" calcext:value-type="percentage">
            <text:p>91%</text:p>
          </table:table-cell>
        </table:table-row>
        <table:table-row table:style-name="ro1">
          <table:table-cell office:value-type="string" calcext:value-type="string">
            <text:p>Landwirtschaft</text:p>
          </table:table-cell>
          <table:table-cell table:style-name="ce2" table:formula="of:=1+[.B7]" office:value-type="percentage" office:value="1" calcext:value-type="percentage">
            <text:p>100%</text:p>
          </table:table-cell>
          <table:table-cell table:style-name="ce2" table:formula="of:=1+[.C7]" office:value-type="percentage" office:value="0.892925472700454" calcext:value-type="percentage">
            <text:p>89%</text:p>
          </table:table-cell>
          <table:table-cell table:style-name="ce2" table:formula="of:=1+[.D7]" office:value-type="percentage" office:value="0.859112314400362" calcext:value-type="percentage">
            <text:p>86%</text:p>
          </table:table-cell>
          <table:table-cell table:style-name="ce2" table:formula="of:=1+[.E7]" office:value-type="percentage" office:value="0.853346025638923" calcext:value-type="percentage">
            <text:p>85%</text:p>
          </table:table-cell>
          <table:table-cell table:style-name="ce2" table:formula="of:=1+[.F7]" office:value-type="percentage" office:value="0.848214512415331" calcext:value-type="percentage">
            <text:p>85%</text:p>
          </table:table-cell>
          <table:table-cell table:style-name="ce2" table:formula="of:=1+[.G7]" office:value-type="percentage" office:value="0.853332159250382" calcext:value-type="percentage">
            <text:p>85%</text:p>
          </table:table-cell>
          <table:table-cell table:style-name="ce2" table:formula="of:=1+[.H7]" office:value-type="percentage" office:value="0.871165107164682" calcext:value-type="percentage">
            <text:p>87%</text:p>
          </table:table-cell>
          <table:table-cell table:style-name="ce2" table:formula="of:=1+[.I7]" office:value-type="percentage" office:value="0.844888512065836" calcext:value-type="percentage">
            <text:p>84%</text:p>
          </table:table-cell>
          <table:table-cell table:style-name="ce2" table:formula="of:=1+[.J7]" office:value-type="percentage" office:value="0.844443226747745" calcext:value-type="percentage">
            <text:p>84%</text:p>
          </table:table-cell>
          <table:table-cell table:style-name="ce2" table:formula="of:=1+[.K7]" office:value-type="percentage" office:value="0.847442813051806" calcext:value-type="percentage">
            <text:p>85%</text:p>
          </table:table-cell>
          <table:table-cell table:style-name="ce2" table:formula="of:=1+[.L7]" office:value-type="percentage" office:value="0.828973702532795" calcext:value-type="percentage">
            <text:p>83%</text:p>
          </table:table-cell>
          <table:table-cell table:style-name="ce2" table:formula="of:=1+[.M7]" office:value-type="percentage" office:value="0.84097304703787" calcext:value-type="percentage">
            <text:p>84%</text:p>
          </table:table-cell>
          <table:table-cell table:style-name="ce2" table:formula="of:=1+[.N7]" office:value-type="percentage" office:value="0.811546161801054" calcext:value-type="percentage">
            <text:p>81%</text:p>
          </table:table-cell>
          <table:table-cell table:style-name="ce2" table:formula="of:=1+[.O7]" office:value-type="percentage" office:value="0.800767075960619" calcext:value-type="percentage">
            <text:p>80%</text:p>
          </table:table-cell>
          <table:table-cell table:style-name="ce2" table:formula="of:=1+[.P7]" office:value-type="percentage" office:value="0.788460065565868" calcext:value-type="percentage">
            <text:p>79%</text:p>
          </table:table-cell>
          <table:table-cell table:style-name="ce2" table:formula="of:=1+[.Q7]" office:value-type="percentage" office:value="0.785606499186355" calcext:value-type="percentage">
            <text:p>79%</text:p>
          </table:table-cell>
          <table:table-cell table:style-name="ce2" table:formula="of:=1+[.R7]" office:value-type="percentage" office:value="0.775172957302881" calcext:value-type="percentage">
            <text:p>78%</text:p>
          </table:table-cell>
          <table:table-cell table:style-name="ce2" table:formula="of:=1+[.S7]" office:value-type="percentage" office:value="0.775489271949058" calcext:value-type="percentage">
            <text:p>78%</text:p>
          </table:table-cell>
          <table:table-cell table:style-name="ce2" table:formula="of:=1+[.T7]" office:value-type="percentage" office:value="0.785489932490129" calcext:value-type="percentage">
            <text:p>79%</text:p>
          </table:table-cell>
          <table:table-cell table:style-name="ce2" table:formula="of:=1+[.U7]" office:value-type="percentage" office:value="0.787035421024043" calcext:value-type="percentage">
            <text:p>79%</text:p>
          </table:table-cell>
          <table:table-cell table:style-name="ce2" table:formula="of:=1+[.V7]" office:value-type="percentage" office:value="0.787912335756254" calcext:value-type="percentage">
            <text:p>79%</text:p>
          </table:table-cell>
          <table:table-cell table:style-name="ce2" table:formula="of:=1+[.W7]" office:value-type="percentage" office:value="0.795761153413621" calcext:value-type="percentage">
            <text:p>80%</text:p>
          </table:table-cell>
          <table:table-cell table:style-name="ce2" table:formula="of:=1+[.X7]" office:value-type="percentage" office:value="0.793815014819429" calcext:value-type="percentage">
            <text:p>79%</text:p>
          </table:table-cell>
          <table:table-cell table:style-name="ce2" table:formula="of:=1+[.Y7]" office:value-type="percentage" office:value="0.804327359587958" calcext:value-type="percentage">
            <text:p>80%</text:p>
          </table:table-cell>
          <table:table-cell table:style-name="ce2" table:formula="of:=1+[.Z7]" office:value-type="percentage" office:value="0.826511408154739" calcext:value-type="percentage">
            <text:p>83%</text:p>
          </table:table-cell>
          <table:table-cell table:style-name="ce2" table:formula="of:=1+[.AA7]" office:value-type="percentage" office:value="0.824868997543454" calcext:value-type="percentage">
            <text:p>82%</text:p>
          </table:table-cell>
          <table:table-cell table:style-name="ce2" table:formula="of:=1+[.AB7]" office:value-type="percentage" office:value="0.822408078185549" calcext:value-type="percentage">
            <text:p>82%</text:p>
          </table:table-cell>
          <table:table-cell table:style-name="ce2" table:formula="of:=1+[.AC7]" office:value-type="percentage" office:value="0.808797001988963" calcext:value-type="percentage">
            <text:p>81%</text:p>
          </table:table-cell>
          <table:table-cell table:style-name="ce2" table:formula="of:=1+[.AD7]" office:value-type="percentage" office:value="0.786448294538592" calcext:value-type="percentage">
            <text:p>79%</text:p>
          </table:table-cell>
          <table:table-cell table:style-name="ce2" table:formula="of:=1+[.AE7]" office:value-type="percentage" office:value="0.776989971212711" calcext:value-type="percentage">
            <text:p>78%</text:p>
          </table:table-cell>
          <table:table-cell table:style-name="ce2" table:formula="of:=1+[.AF7]" office:value-type="percentage" office:value="0.767538692893124" calcext:value-type="percentage">
            <text:p>77%</text:p>
          </table:table-cell>
          <table:table-cell table:style-name="ce2" table:formula="of:=1+[.AG7]" office:value-type="percentage" office:value="0.753848817381824" calcext:value-type="percentage">
            <text:p>75%</text:p>
          </table:table-cell>
          <table:table-cell table:style-name="ce2" table:formula="of:=1+[.AH7]" office:value-type="percentage" office:value="0.742479178289971" calcext:value-type="percentage">
            <text:p>74%</text:p>
          </table:table-cell>
        </table:table-row>
        <table:table-row table:style-name="ro1">
          <table:table-cell office:value-type="string" calcext:value-type="string">
            <text:p>Energiewirtschaft</text:p>
          </table:table-cell>
          <table:table-cell table:style-name="ce2" table:formula="of:=1+[.B3]" office:value-type="percentage" office:value="1" calcext:value-type="percentage">
            <text:p>100%</text:p>
          </table:table-cell>
          <table:table-cell table:style-name="ce2" table:formula="of:=1+[.C3]" office:value-type="percentage" office:value="0.96873924263823" calcext:value-type="percentage">
            <text:p>97%</text:p>
          </table:table-cell>
          <table:table-cell table:style-name="ce2" table:formula="of:=1+[.D3]" office:value-type="percentage" office:value="0.917581258355555" calcext:value-type="percentage">
            <text:p>92%</text:p>
          </table:table-cell>
          <table:table-cell table:style-name="ce2" table:formula="of:=1+[.E3]" office:value-type="percentage" office:value="0.897000677141824" calcext:value-type="percentage">
            <text:p>90%</text:p>
          </table:table-cell>
          <table:table-cell table:style-name="ce2" table:formula="of:=1+[.F3]" office:value-type="percentage" office:value="0.884538153731671" calcext:value-type="percentage">
            <text:p>88%</text:p>
          </table:table-cell>
          <table:table-cell table:style-name="ce2" table:formula="of:=1+[.G3]" office:value-type="percentage" office:value="0.8569399880885" calcext:value-type="percentage">
            <text:p>86%</text:p>
          </table:table-cell>
          <table:table-cell table:style-name="ce2" table:formula="of:=1+[.H3]" office:value-type="percentage" office:value="0.869442427361202" calcext:value-type="percentage">
            <text:p>87%</text:p>
          </table:table-cell>
          <table:table-cell table:style-name="ce2" table:formula="of:=1+[.I3]" office:value-type="percentage" office:value="0.823422623673715" calcext:value-type="percentage">
            <text:p>82%</text:p>
          </table:table-cell>
          <table:table-cell table:style-name="ce2" table:formula="of:=1+[.J3]" office:value-type="percentage" office:value="0.823276854819658" calcext:value-type="percentage">
            <text:p>82%</text:p>
          </table:table-cell>
          <table:table-cell table:style-name="ce2" table:formula="of:=1+[.K3]" office:value-type="percentage" office:value="0.800150683637005" calcext:value-type="percentage">
            <text:p>80%</text:p>
          </table:table-cell>
          <table:table-cell table:style-name="ce2" table:formula="of:=1+[.L3]" office:value-type="percentage" office:value="0.823043148791413" calcext:value-type="percentage">
            <text:p>82%</text:p>
          </table:table-cell>
          <table:table-cell table:style-name="ce2" table:formula="of:=1+[.M3]" office:value-type="percentage" office:value="0.844082233896821" calcext:value-type="percentage">
            <text:p>84%</text:p>
          </table:table-cell>
          <table:table-cell table:style-name="ce2" table:formula="of:=1+[.N3]" office:value-type="percentage" office:value="0.844322967864933" calcext:value-type="percentage">
            <text:p>84%</text:p>
          </table:table-cell>
          <table:table-cell table:style-name="ce2" table:formula="of:=1+[.O3]" office:value-type="percentage" office:value="0.869479899284913" calcext:value-type="percentage">
            <text:p>87%</text:p>
          </table:table-cell>
          <table:table-cell table:style-name="ce2" table:formula="of:=1+[.P3]" office:value-type="percentage" office:value="0.858297748948646" calcext:value-type="percentage">
            <text:p>86%</text:p>
          </table:table-cell>
          <table:table-cell table:style-name="ce2" table:formula="of:=1+[.Q3]" office:value-type="percentage" office:value="0.843644985808389" calcext:value-type="percentage">
            <text:p>84%</text:p>
          </table:table-cell>
          <table:table-cell table:style-name="ce2" table:formula="of:=1+[.R3]" office:value-type="percentage" office:value="0.844534696635743" calcext:value-type="percentage">
            <text:p>84%</text:p>
          </table:table-cell>
          <table:table-cell table:style-name="ce2" table:formula="of:=1+[.S3]" office:value-type="percentage" office:value="0.854690664194447" calcext:value-type="percentage">
            <text:p>85%</text:p>
          </table:table-cell>
          <table:table-cell table:style-name="ce2" table:formula="of:=1+[.T3]" office:value-type="percentage" office:value="0.810068348068337" calcext:value-type="percentage">
            <text:p>81%</text:p>
          </table:table-cell>
          <table:table-cell table:style-name="ce2" table:formula="of:=1+[.U3]" office:value-type="percentage" office:value="0.75311268656797" calcext:value-type="percentage">
            <text:p>75%</text:p>
          </table:table-cell>
          <table:table-cell table:style-name="ce2" table:formula="of:=1+[.V3]" office:value-type="percentage" office:value="0.777110331339311" calcext:value-type="percentage">
            <text:p>78%</text:p>
          </table:table-cell>
          <table:table-cell table:style-name="ce2" table:formula="of:=1+[.W3]" office:value-type="percentage" office:value="0.771261659760181" calcext:value-type="percentage">
            <text:p>77%</text:p>
          </table:table-cell>
          <table:table-cell table:style-name="ce2" table:formula="of:=1+[.X3]" office:value-type="percentage" office:value="0.794148126675812" calcext:value-type="percentage">
            <text:p>79%</text:p>
          </table:table-cell>
          <table:table-cell table:style-name="ce2" table:formula="of:=1+[.Y3]" office:value-type="percentage" office:value="0.806459582167427" calcext:value-type="percentage">
            <text:p>81%</text:p>
          </table:table-cell>
          <table:table-cell table:style-name="ce2" table:formula="of:=1+[.Z3]" office:value-type="percentage" office:value="0.761666265871031" calcext:value-type="percentage">
            <text:p>76%</text:p>
          </table:table-cell>
          <table:table-cell table:style-name="ce2" table:formula="of:=1+[.AA3]" office:value-type="percentage" office:value="0.736172481416665" calcext:value-type="percentage">
            <text:p>74%</text:p>
          </table:table-cell>
          <table:table-cell table:style-name="ce2" table:formula="of:=1+[.AB3]" office:value-type="percentage" office:value="0.725608959563257" calcext:value-type="percentage">
            <text:p>73%</text:p>
          </table:table-cell>
          <table:table-cell table:style-name="ce2" table:formula="of:=1+[.AC3]" office:value-type="percentage" office:value="0.680037406363917" calcext:value-type="percentage">
            <text:p>68%</text:p>
          </table:table-cell>
          <table:table-cell table:style-name="ce2" table:formula="of:=1+[.AD3]" office:value-type="percentage" office:value="0.651741312016649" calcext:value-type="percentage">
            <text:p>65%</text:p>
          </table:table-cell>
          <table:table-cell table:style-name="ce2" table:formula="of:=1+[.AE3]" office:value-type="percentage" office:value="0.542782044217033" calcext:value-type="percentage">
            <text:p>54%</text:p>
          </table:table-cell>
          <table:table-cell table:style-name="ce2" table:formula="of:=1+[.AF3]" office:value-type="percentage" office:value="0.459183755975531" calcext:value-type="percentage">
            <text:p>46%</text:p>
          </table:table-cell>
          <table:table-cell table:style-name="ce2" table:formula="of:=1+[.AG3]" office:value-type="percentage" office:value="0.516505918543875" calcext:value-type="percentage">
            <text:p>52%</text:p>
          </table:table-cell>
          <table:table-cell table:style-name="ce2" table:formula="of:=1+[.AH3]" office:value-type="percentage" office:value="0.539110769324394" calcext:value-type="percentage">
            <text:p>54%</text:p>
          </table:table-cell>
        </table:table-row>
        <table:table-row table:style-name="ro1">
          <table:table-cell office:value-type="string" calcext:value-type="string">
            <text:p>Industrie</text:p>
          </table:table-cell>
          <table:table-cell table:style-name="ce2" table:formula="of:=1+[.B4]" office:value-type="percentage" office:value="1" calcext:value-type="percentage">
            <text:p>100%</text:p>
          </table:table-cell>
          <table:table-cell table:style-name="ce2" table:formula="of:=1+[.C4]" office:value-type="percentage" office:value="0.909671364640678" calcext:value-type="percentage">
            <text:p>91%</text:p>
          </table:table-cell>
          <table:table-cell table:style-name="ce2" table:formula="of:=1+[.D4]" office:value-type="percentage" office:value="0.871525536063533" calcext:value-type="percentage">
            <text:p>87%</text:p>
          </table:table-cell>
          <table:table-cell table:style-name="ce2" table:formula="of:=1+[.E4]" office:value-type="percentage" office:value="0.836748680185016" calcext:value-type="percentage">
            <text:p>84%</text:p>
          </table:table-cell>
          <table:table-cell table:style-name="ce2" table:formula="of:=1+[.F4]" office:value-type="percentage" office:value="0.850296811433233" calcext:value-type="percentage">
            <text:p>85%</text:p>
          </table:table-cell>
          <table:table-cell table:style-name="ce2" table:formula="of:=1+[.G4]" office:value-type="percentage" office:value="0.856600022800654" calcext:value-type="percentage">
            <text:p>86%</text:p>
          </table:table-cell>
          <table:table-cell table:style-name="ce2" table:formula="of:=1+[.H4]" office:value-type="percentage" office:value="0.816640260543698" calcext:value-type="percentage">
            <text:p>82%</text:p>
          </table:table-cell>
          <table:table-cell table:style-name="ce2" table:formula="of:=1+[.I4]" office:value-type="percentage" office:value="0.833113311002345" calcext:value-type="percentage">
            <text:p>83%</text:p>
          </table:table-cell>
          <table:table-cell table:style-name="ce2" table:formula="of:=1+[.J4]" office:value-type="percentage" office:value="0.772132481673199" calcext:value-type="percentage">
            <text:p>77%</text:p>
          </table:table-cell>
          <table:table-cell table:style-name="ce2" table:formula="of:=1+[.K4]" office:value-type="percentage" office:value="0.736090951493171" calcext:value-type="percentage">
            <text:p>74%</text:p>
          </table:table-cell>
          <table:table-cell table:style-name="ce2" table:formula="of:=1+[.L4]" office:value-type="percentage" office:value="0.734620157938729" calcext:value-type="percentage">
            <text:p>73%</text:p>
          </table:table-cell>
          <table:table-cell table:style-name="ce2" table:formula="of:=1+[.M4]" office:value-type="percentage" office:value="0.696310830300323" calcext:value-type="percentage">
            <text:p>70%</text:p>
          </table:table-cell>
          <table:table-cell table:style-name="ce2" table:formula="of:=1+[.N4]" office:value-type="percentage" office:value="0.688147630225246" calcext:value-type="percentage">
            <text:p>69%</text:p>
          </table:table-cell>
          <table:table-cell table:style-name="ce2" table:formula="of:=1+[.O4]" office:value-type="percentage" office:value="0.690937684017146" calcext:value-type="percentage">
            <text:p>69%</text:p>
          </table:table-cell>
          <table:table-cell table:style-name="ce2" table:formula="of:=1+[.P4]" office:value-type="percentage" office:value="0.693904437529118" calcext:value-type="percentage">
            <text:p>69%</text:p>
          </table:table-cell>
          <table:table-cell table:style-name="ce2" table:formula="of:=1+[.Q4]" office:value-type="percentage" office:value="0.672292694692808" calcext:value-type="percentage">
            <text:p>67%</text:p>
          </table:table-cell>
          <table:table-cell table:style-name="ce2" table:formula="of:=1+[.R4]" office:value-type="percentage" office:value="0.690379073472497" calcext:value-type="percentage">
            <text:p>69%</text:p>
          </table:table-cell>
          <table:table-cell table:style-name="ce2" table:formula="of:=1+[.S4]" office:value-type="percentage" office:value="0.721596637072116" calcext:value-type="percentage">
            <text:p>72%</text:p>
          </table:table-cell>
          <table:table-cell table:style-name="ce2" table:formula="of:=1+[.T4]" office:value-type="percentage" office:value="0.709167688662726" calcext:value-type="percentage">
            <text:p>71%</text:p>
          </table:table-cell>
          <table:table-cell table:style-name="ce2" table:formula="of:=1+[.U4]" office:value-type="percentage" office:value="0.619352751755851" calcext:value-type="percentage">
            <text:p>62%</text:p>
          </table:table-cell>
          <table:table-cell table:style-name="ce2" table:formula="of:=1+[.V4]" office:value-type="percentage" office:value="0.667652388189391" calcext:value-type="percentage">
            <text:p>67%</text:p>
          </table:table-cell>
          <table:table-cell table:style-name="ce2" table:formula="of:=1+[.W4]" office:value-type="percentage" office:value="0.657088499777874" calcext:value-type="percentage">
            <text:p>66%</text:p>
          </table:table-cell>
          <table:table-cell table:style-name="ce2" table:formula="of:=1+[.X4]" office:value-type="percentage" office:value="0.637563459117009" calcext:value-type="percentage">
            <text:p>64%</text:p>
          </table:table-cell>
          <table:table-cell table:style-name="ce2" table:formula="of:=1+[.Y4]" office:value-type="percentage" office:value="0.639422311139649" calcext:value-type="percentage">
            <text:p>64%</text:p>
          </table:table-cell>
          <table:table-cell table:style-name="ce2" table:formula="of:=1+[.Z4]" office:value-type="percentage" office:value="0.64004274841751" calcext:value-type="percentage">
            <text:p>64%</text:p>
          </table:table-cell>
          <table:table-cell table:style-name="ce2" table:formula="of:=1+[.AA4]" office:value-type="percentage" office:value="0.666621343560914" calcext:value-type="percentage">
            <text:p>67%</text:p>
          </table:table-cell>
          <table:table-cell table:style-name="ce2" table:formula="of:=1+[.AB4]" office:value-type="percentage" office:value="0.681044627251325" calcext:value-type="percentage">
            <text:p>68%</text:p>
          </table:table-cell>
          <table:table-cell table:style-name="ce2" table:formula="of:=1+[.AC4]" office:value-type="percentage" office:value="0.700944286732421" calcext:value-type="percentage">
            <text:p>70%</text:p>
          </table:table-cell>
          <table:table-cell table:style-name="ce2" table:formula="of:=1+[.AD4]" office:value-type="percentage" office:value="0.672672605305432" calcext:value-type="percentage">
            <text:p>67%</text:p>
          </table:table-cell>
          <table:table-cell table:style-name="ce2" table:formula="of:=1+[.AE4]" office:value-type="percentage" office:value="0.652525282717737" calcext:value-type="percentage">
            <text:p>65%</text:p>
          </table:table-cell>
          <table:table-cell table:style-name="ce2" table:formula="of:=1+[.AF4]" office:value-type="percentage" office:value="0.629968018796645" calcext:value-type="percentage">
            <text:p>63%</text:p>
          </table:table-cell>
          <table:table-cell table:style-name="ce2" table:formula="of:=1+[.AG4]" office:value-type="percentage" office:value="0.657053360024429" calcext:value-type="percentage">
            <text:p>66%</text:p>
          </table:table-cell>
          <table:table-cell table:style-name="ce2" table:formula="of:=1+[.AH4]" office:value-type="percentage" office:value="0.588581442734298" calcext:value-type="percentage">
            <text:p>59%</text:p>
          </table:table-cell>
        </table:table-row>
        <table:table-row table:style-name="ro1">
          <table:table-cell office:value-type="string" calcext:value-type="string">
            <text:p>Gebäude</text:p>
          </table:table-cell>
          <table:table-cell table:style-name="ce2" table:formula="of:=1+[.B5]" office:value-type="percentage" office:value="1" calcext:value-type="percentage">
            <text:p>100%</text:p>
          </table:table-cell>
          <table:table-cell table:style-name="ce2" table:formula="of:=1+[.C5]" office:value-type="percentage" office:value="0.992456837846004" calcext:value-type="percentage">
            <text:p>99%</text:p>
          </table:table-cell>
          <table:table-cell table:style-name="ce2" table:formula="of:=1+[.D5]" office:value-type="percentage" office:value="0.906567441553761" calcext:value-type="percentage">
            <text:p>91%</text:p>
          </table:table-cell>
          <table:table-cell table:style-name="ce2" table:formula="of:=1+[.E5]" office:value-type="percentage" office:value="0.938551536974228" calcext:value-type="percentage">
            <text:p>94%</text:p>
          </table:table-cell>
          <table:table-cell table:style-name="ce2" table:formula="of:=1+[.F5]" office:value-type="percentage" office:value="0.887319234064443" calcext:value-type="percentage">
            <text:p>89%</text:p>
          </table:table-cell>
          <table:table-cell table:style-name="ce2" table:formula="of:=1+[.G5]" office:value-type="percentage" office:value="0.894321815123053" calcext:value-type="percentage">
            <text:p>89%</text:p>
          </table:table-cell>
          <table:table-cell table:style-name="ce2" table:formula="of:=1+[.H5]" office:value-type="percentage" office:value="1.00485670725551" calcext:value-type="percentage">
            <text:p>100%</text:p>
          </table:table-cell>
          <table:table-cell table:style-name="ce2" table:formula="of:=1+[.I5]" office:value-type="percentage" office:value="0.941865750690951" calcext:value-type="percentage">
            <text:p>94%</text:p>
          </table:table-cell>
          <table:table-cell table:style-name="ce2" table:formula="of:=1+[.J5]" office:value-type="percentage" office:value="0.903123532554037" calcext:value-type="percentage">
            <text:p>90%</text:p>
          </table:table-cell>
          <table:table-cell table:style-name="ce2" table:formula="of:=1+[.K5]" office:value-type="percentage" office:value="0.823619707299361" calcext:value-type="percentage">
            <text:p>82%</text:p>
          </table:table-cell>
          <table:table-cell table:style-name="ce2" table:formula="of:=1+[.L5]" office:value-type="percentage" office:value="0.794931835931187" calcext:value-type="percentage">
            <text:p>79%</text:p>
          </table:table-cell>
          <table:table-cell table:style-name="ce2" table:formula="of:=1+[.M5]" office:value-type="percentage" office:value="0.891489484616527" calcext:value-type="percentage">
            <text:p>89%</text:p>
          </table:table-cell>
          <table:table-cell table:style-name="ce2" table:formula="of:=1+[.N5]" office:value-type="percentage" office:value="0.829623209172796" calcext:value-type="percentage">
            <text:p>83%</text:p>
          </table:table-cell>
          <table:table-cell table:style-name="ce2" table:formula="of:=1+[.O5]" office:value-type="percentage" office:value="0.794663479778121" calcext:value-type="percentage">
            <text:p>79%</text:p>
          </table:table-cell>
          <table:table-cell table:style-name="ce2" table:formula="of:=1+[.P5]" office:value-type="percentage" office:value="0.744203547783479" calcext:value-type="percentage">
            <text:p>74%</text:p>
          </table:table-cell>
          <table:table-cell table:style-name="ce2" table:formula="of:=1+[.Q5]" office:value-type="percentage" office:value="0.732701847027437" calcext:value-type="percentage">
            <text:p>73%</text:p>
          </table:table-cell>
          <table:table-cell table:style-name="ce2" table:formula="of:=1+[.R5]" office:value-type="percentage" office:value="0.772418563285251" calcext:value-type="percentage">
            <text:p>77%</text:p>
          </table:table-cell>
          <table:table-cell table:style-name="ce2" table:formula="of:=1+[.S5]" office:value-type="percentage" office:value="0.600092225601786" calcext:value-type="percentage">
            <text:p>60%</text:p>
          </table:table-cell>
          <table:table-cell table:style-name="ce2" table:formula="of:=1+[.T5]" office:value-type="percentage" office:value="0.722302624669541" calcext:value-type="percentage">
            <text:p>72%</text:p>
          </table:table-cell>
          <table:table-cell table:style-name="ce2" table:formula="of:=1+[.U5]" office:value-type="percentage" office:value="0.661880632870466" calcext:value-type="percentage">
            <text:p>66%</text:p>
          </table:table-cell>
          <table:table-cell table:style-name="ce2" table:formula="of:=1+[.V5]" office:value-type="percentage" office:value="0.705940093656819" calcext:value-type="percentage">
            <text:p>71%</text:p>
          </table:table-cell>
          <table:table-cell table:style-name="ce2" table:formula="of:=1+[.W5]" office:value-type="percentage" office:value="0.605848945667916" calcext:value-type="percentage">
            <text:p>61%</text:p>
          </table:table-cell>
          <table:table-cell table:style-name="ce2" table:formula="of:=1+[.X5]" office:value-type="percentage" office:value="0.619604246929687" calcext:value-type="percentage">
            <text:p>62%</text:p>
          </table:table-cell>
          <table:table-cell table:style-name="ce2" table:formula="of:=1+[.Y5]" office:value-type="percentage" office:value="0.665155327242141" calcext:value-type="percentage">
            <text:p>67%</text:p>
          </table:table-cell>
          <table:table-cell table:style-name="ce2" table:formula="of:=1+[.Z5]" office:value-type="percentage" office:value="0.563101799719996" calcext:value-type="percentage">
            <text:p>56%</text:p>
          </table:table-cell>
          <table:table-cell table:style-name="ce2" table:formula="of:=1+[.AA5]" office:value-type="percentage" office:value="0.590562838742608" calcext:value-type="percentage">
            <text:p>59%</text:p>
          </table:table-cell>
          <table:table-cell table:style-name="ce2" table:formula="of:=1+[.AB5]" office:value-type="percentage" office:value="0.593009915860516" calcext:value-type="percentage">
            <text:p>59%</text:p>
          </table:table-cell>
          <table:table-cell table:style-name="ce2" table:formula="of:=1+[.AC5]" office:value-type="percentage" office:value="0.58253399774483" calcext:value-type="percentage">
            <text:p>58%</text:p>
          </table:table-cell>
          <table:table-cell table:style-name="ce2" table:formula="of:=1+[.AD5]" office:value-type="percentage" office:value="0.552749638583532" calcext:value-type="percentage">
            <text:p>55%</text:p>
          </table:table-cell>
          <table:table-cell table:style-name="ce2" table:formula="of:=1+[.AE5]" office:value-type="percentage" office:value="0.577857940158235" calcext:value-type="percentage">
            <text:p>58%</text:p>
          </table:table-cell>
          <table:table-cell table:style-name="ce2" table:formula="of:=1+[.AF5]" office:value-type="percentage" office:value="0.586310155725871" calcext:value-type="percentage">
            <text:p>59%</text:p>
          </table:table-cell>
          <table:table-cell table:style-name="ce2" table:formula="of:=1+[.AG5]" office:value-type="percentage" office:value="0.561726470599045" calcext:value-type="percentage">
            <text:p>56%</text:p>
          </table:table-cell>
          <table:table-cell table:style-name="ce2" table:formula="of:=1+[.AH5]" office:value-type="percentage" office:value="0.53175032670817" calcext:value-type="percentage">
            <text:p>53%</text:p>
          </table:table-cell>
        </table:table-row>
        <table:table-row table:style-name="ro1">
          <table:table-cell office:value-type="string" calcext:value-type="string">
            <text:p>Abfallwirtschaft etc.</text:p>
          </table:table-cell>
          <table:table-cell table:style-name="ce2" table:formula="of:=1+[.B8]" office:value-type="percentage" office:value="1" calcext:value-type="percentage">
            <text:p>100%</text:p>
          </table:table-cell>
          <table:table-cell table:style-name="ce2" table:formula="of:=1+[.C8]" office:value-type="percentage" office:value="1.03395680246081" calcext:value-type="percentage">
            <text:p>103%</text:p>
          </table:table-cell>
          <table:table-cell table:style-name="ce2" table:formula="of:=1+[.D8]" office:value-type="percentage" office:value="1.04521139144835" calcext:value-type="percentage">
            <text:p>105%</text:p>
          </table:table-cell>
          <table:table-cell table:style-name="ce2" table:formula="of:=1+[.E8]" office:value-type="percentage" office:value="1.03497329850405" calcext:value-type="percentage">
            <text:p>103%</text:p>
          </table:table-cell>
          <table:table-cell table:style-name="ce2" table:formula="of:=1+[.F8]" office:value-type="percentage" office:value="1.00686609303625" calcext:value-type="percentage">
            <text:p>101%</text:p>
          </table:table-cell>
          <table:table-cell table:style-name="ce2" table:formula="of:=1+[.G8]" office:value-type="percentage" office:value="0.973964016041001" calcext:value-type="percentage">
            <text:p>97%</text:p>
          </table:table-cell>
          <table:table-cell table:style-name="ce2" table:formula="of:=1+[.H8]" office:value-type="percentage" office:value="0.928488793460942" calcext:value-type="percentage">
            <text:p>93%</text:p>
          </table:table-cell>
          <table:table-cell table:style-name="ce2" table:formula="of:=1+[.I8]" office:value-type="percentage" office:value="0.845263025870265" calcext:value-type="percentage">
            <text:p>85%</text:p>
          </table:table-cell>
          <table:table-cell table:style-name="ce2" table:formula="of:=1+[.J8]" office:value-type="percentage" office:value="0.78211713511534" calcext:value-type="percentage">
            <text:p>78%</text:p>
          </table:table-cell>
          <table:table-cell table:style-name="ce2" table:formula="of:=1+[.K8]" office:value-type="percentage" office:value="0.732317161313997" calcext:value-type="percentage">
            <text:p>73%</text:p>
          </table:table-cell>
          <table:table-cell table:style-name="ce2" table:formula="of:=1+[.L8]" office:value-type="percentage" office:value="0.685521084217348" calcext:value-type="percentage">
            <text:p>69%</text:p>
          </table:table-cell>
          <table:table-cell table:style-name="ce2" table:formula="of:=1+[.M8]" office:value-type="percentage" office:value="0.635978640008181" calcext:value-type="percentage">
            <text:p>64%</text:p>
          </table:table-cell>
          <table:table-cell table:style-name="ce2" table:formula="of:=1+[.N8]" office:value-type="percentage" office:value="0.594304097418801" calcext:value-type="percentage">
            <text:p>59%</text:p>
          </table:table-cell>
          <table:table-cell table:style-name="ce2" table:formula="of:=1+[.O8]" office:value-type="percentage" office:value="0.550831130830068" calcext:value-type="percentage">
            <text:p>55%</text:p>
          </table:table-cell>
          <table:table-cell table:style-name="ce2" table:formula="of:=1+[.P8]" office:value-type="percentage" office:value="0.4881960723344" calcext:value-type="percentage">
            <text:p>49%</text:p>
          </table:table-cell>
          <table:table-cell table:style-name="ce2" table:formula="of:=1+[.Q8]" office:value-type="percentage" office:value="0.447808006797538" calcext:value-type="percentage">
            <text:p>45%</text:p>
          </table:table-cell>
          <table:table-cell table:style-name="ce2" table:formula="of:=1+[.R8]" office:value-type="percentage" office:value="0.397569882557843" calcext:value-type="percentage">
            <text:p>40%</text:p>
          </table:table-cell>
          <table:table-cell table:style-name="ce2" table:formula="of:=1+[.S8]" office:value-type="percentage" office:value="0.360800625265443" calcext:value-type="percentage">
            <text:p>36%</text:p>
          </table:table-cell>
          <table:table-cell table:style-name="ce2" table:formula="of:=1+[.T8]" office:value-type="percentage" office:value="0.327066579248131" calcext:value-type="percentage">
            <text:p>33%</text:p>
          </table:table-cell>
          <table:table-cell table:style-name="ce2" table:formula="of:=1+[.U8]" office:value-type="percentage" office:value="0.293594656495697" calcext:value-type="percentage">
            <text:p>29%</text:p>
          </table:table-cell>
          <table:table-cell table:style-name="ce2" table:formula="of:=1+[.V8]" office:value-type="percentage" office:value="0.263375074346806" calcext:value-type="percentage">
            <text:p>26%</text:p>
          </table:table-cell>
          <table:table-cell table:style-name="ce2" table:formula="of:=1+[.W8]" office:value-type="percentage" office:value="0.242354611132548" calcext:value-type="percentage">
            <text:p>24%</text:p>
          </table:table-cell>
          <table:table-cell table:style-name="ce2" table:formula="of:=1+[.X8]" office:value-type="percentage" office:value="0.222460578430536" calcext:value-type="percentage">
            <text:p>22%</text:p>
          </table:table-cell>
          <table:table-cell table:style-name="ce2" table:formula="of:=1+[.Y8]" office:value-type="percentage" office:value="0.203369614642385" calcext:value-type="percentage">
            <text:p>20%</text:p>
          </table:table-cell>
          <table:table-cell table:style-name="ce2" table:formula="of:=1+[.Z8]" office:value-type="percentage" office:value="0.188791636023166" calcext:value-type="percentage">
            <text:p>19%</text:p>
          </table:table-cell>
          <table:table-cell table:style-name="ce2" table:formula="of:=1+[.AA8]" office:value-type="percentage" office:value="0.174116294706814" calcext:value-type="percentage">
            <text:p>17%</text:p>
          </table:table-cell>
          <table:table-cell table:style-name="ce2" table:formula="of:=1+[.AB8]" office:value-type="percentage" office:value="0.161498194099045" calcext:value-type="percentage">
            <text:p>16%</text:p>
          </table:table-cell>
          <table:table-cell table:style-name="ce2" table:formula="of:=1+[.AC8]" office:value-type="percentage" office:value="0.152426463310464" calcext:value-type="percentage">
            <text:p>15%</text:p>
          </table:table-cell>
          <table:table-cell table:style-name="ce2" table:formula="of:=1+[.AD8]" office:value-type="percentage" office:value="0.143106683002332" calcext:value-type="percentage">
            <text:p>14%</text:p>
          </table:table-cell>
          <table:table-cell table:style-name="ce2" table:formula="of:=1+[.AE8]" office:value-type="percentage" office:value="0.130471682239111" calcext:value-type="percentage">
            <text:p>13%</text:p>
          </table:table-cell>
          <table:table-cell table:style-name="ce2" table:formula="of:=1+[.AF8]" office:value-type="percentage" office:value="0.11893132933729" calcext:value-type="percentage">
            <text:p>12%</text:p>
          </table:table-cell>
          <table:table-cell table:style-name="ce2" table:formula="of:=1+[.AG8]" office:value-type="percentage" office:value="0.109055288655536" calcext:value-type="percentage">
            <text:p>11%</text:p>
          </table:table-cell>
          <table:table-cell table:style-name="ce2" table:formula="of:=1+[.AH8]" office:value-type="percentage" office:value="0.104136413502725" calcext:value-type="percentage">
            <text:p>10%</text:p>
          </table:table-cell>
        </table:table-row>
        <table:table-row table:style-name="ro1" table:number-rows-repeated="6">
          <table:table-cell table:number-columns-repeated="34"/>
        </table:table-row>
        <table:table-row table:style-name="ro1">
          <table:table-cell office:value-type="string" calcext:value-type="string">
            <text:p>https://www.umweltbundesamt.de/sites/default/files/medien/361/dokumente/2023_03_15_em_entwicklung_in_d_ksg-sektoren_pm.xlsx</text:p>
          </table:table-cell>
          <table:table-cell table:number-columns-repeated="33"/>
        </table:table-row>
      </table:table>
      <table:table table:name="Sheet2" table:style-name="ta1">
        <table:shapes>
          <draw:frame draw:z-index="0" draw:style-name="gr1" draw:text-style-name="P1" svg:width="27.124cm" svg:height="14.618cm" svg:x="1.01cm" svg:y="3.808cm">
            <draw:object draw:notify-on-update-of-ranges="Sheet1.B10:Sheet1.AE10 Sheet1.A11:Sheet1.A11 Sheet1.B11:Sheet1.AE11 Sheet1.A12:Sheet1.A12 Sheet1.B12:Sheet1.AE12 Sheet1.A13:Sheet1.A13 Sheet1.B13:Sheet1.AE13 Sheet1.A14:Sheet1.A14 Sheet1.B14:Sheet1.AE14 Sheet1.A15:Sheet1.A15 Sheet1.B15:Sheet1.AE15 Sheet1.A16:Sheet1.A16 Sheet1.B16:Sheet1.A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3"/>
        <table:table-row table:style-name="ro1"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Klimaschutzgesetz: Sektorenziele nicht aufweichen!</text:p>
          </table:table-cell>
        </table:table-row>
        <table:table-row table:style-name="ro2">
          <table:table-cell/>
          <table:table-cell office:value-type="string" calcext:value-type="string">
            <text:p>Verkehrssektor: Klimaziele einhalten!</text:p>
          </table:table-cell>
        </table:table-row>
      </table:table>
      <table:table table:name="Sheet3" table:style-name="ta1">
        <table:shapes>
          <draw:frame draw:z-index="0" draw:style-name="gr1" draw:text-style-name="P1" svg:width="27.124cm" svg:height="14.618cm" svg:x="4.792cm" svg:y="7.968cm">
            <draw:object draw:notify-on-update-of-ranges="Sheet3.A1:Sheet3.A1 Sheet3.B1:Sheet3.N1 Sheet3.A2:Sheet3.A2 Sheet3.B2:Sheet3.N2 Sheet3.A3:Sheet3.A3 Sheet3.B3:Sheet3.N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chiene</text:p>
          </table:table-cell>
          <table:table-cell table:formula="of:=[.B9]*[.$A$10]" office:value-type="float" office:value="4346000000" calcext:value-type="float">
            <text:p>4346000000</text:p>
          </table:table-cell>
          <table:table-cell table:formula="of:=[.C9]*[.$A$10]" office:value-type="float" office:value="4592000000" calcext:value-type="float">
            <text:p>4592000000</text:p>
          </table:table-cell>
          <table:table-cell table:formula="of:=[.D9]*[.$A$10]" office:value-type="float" office:value="4182000000" calcext:value-type="float">
            <text:p>4182000000</text:p>
          </table:table-cell>
          <table:table-cell table:formula="of:=[.E9]*[.$A$10]" office:value-type="float" office:value="5248000000" calcext:value-type="float">
            <text:p>5248000000</text:p>
          </table:table-cell>
          <table:table-cell table:formula="of:=[.F9]*[.$A$10]" office:value-type="float" office:value="4838000000" calcext:value-type="float">
            <text:p>4838000000</text:p>
          </table:table-cell>
          <table:table-cell table:formula="of:=[.G9]*[.$A$10]" office:value-type="float" office:value="4592000000" calcext:value-type="float">
            <text:p>4592000000</text:p>
          </table:table-cell>
          <table:table-cell table:formula="of:=[.H9]*[.$A$10]" office:value-type="float" office:value="5248000000" calcext:value-type="float">
            <text:p>5248000000</text:p>
          </table:table-cell>
          <table:table-cell table:formula="of:=[.I9]*[.$A$10]" office:value-type="float" office:value="5658000000" calcext:value-type="float">
            <text:p>5658000000</text:p>
          </table:table-cell>
          <table:table-cell table:formula="of:=[.J9]*[.$A$10]" office:value-type="float" office:value="6314000000" calcext:value-type="float">
            <text:p>6314000000</text:p>
          </table:table-cell>
          <table:table-cell table:formula="of:=[.K9]*[.$A$10]" office:value-type="float" office:value="6232000000" calcext:value-type="float">
            <text:p>6232000000</text:p>
          </table:table-cell>
          <table:table-cell table:formula="of:=[.L9]*[.$A$10]" office:value-type="float" office:value="7216000000" calcext:value-type="float">
            <text:p>7216000000</text:p>
          </table:table-cell>
          <table:table-cell table:formula="of:=[.M9]*[.$A$10]" office:value-type="float" office:value="10168000000" calcext:value-type="float">
            <text:p>10168000000</text:p>
          </table:table-cell>
          <table:table-cell table:style-name="ce5" office:value-type="float" office:value="9500000000" calcext:value-type="float">
            <text:p>9.50E+09</text:p>
          </table:table-cell>
        </table:table-row>
        <table:table-row table:style-name="ro1">
          <table:table-cell office:value-type="string" calcext:value-type="string">
            <text:p>Straße</text:p>
          </table:table-cell>
          <table:table-cell table:style-name="ce5" office:value-type="float" office:value="5500000000" calcext:value-type="float">
            <text:p>5.50E+09</text:p>
          </table:table-cell>
          <table:table-cell table:style-name="ce5" office:value-type="float" office:value="5200000000" calcext:value-type="float">
            <text:p>5.20E+09</text:p>
          </table:table-cell>
          <table:table-cell table:style-name="ce5" office:value-type="float" office:value="5300000000" calcext:value-type="float">
            <text:p>5.30E+09</text:p>
          </table:table-cell>
          <table:table-cell table:style-name="ce5" office:value-type="float" office:value="5400000000" calcext:value-type="float">
            <text:p>5.40E+09</text:p>
          </table:table-cell>
          <table:table-cell table:style-name="ce5" office:value-type="float" office:value="5500000000" calcext:value-type="float">
            <text:p>5.50E+09</text:p>
          </table:table-cell>
          <table:table-cell table:style-name="ce5" office:value-type="float" office:value="5100000000" calcext:value-type="float">
            <text:p>5.10E+09</text:p>
          </table:table-cell>
          <table:table-cell table:style-name="ce5" office:value-type="float" office:value="6100000000" calcext:value-type="float">
            <text:p>6.10E+09</text:p>
          </table:table-cell>
          <table:table-cell table:style-name="ce5" office:value-type="float" office:value="6500000000" calcext:value-type="float">
            <text:p>6.50E+09</text:p>
          </table:table-cell>
          <table:table-cell table:style-name="ce5" office:value-type="float" office:value="7500000000" calcext:value-type="float">
            <text:p>7.50E+09</text:p>
          </table:table-cell>
          <table:table-cell table:style-name="ce5" office:value-type="float" office:value="7760000000" calcext:value-type="float">
            <text:p>7.76E+09</text:p>
          </table:table-cell>
          <table:table-cell table:style-name="ce5" office:value-type="float" office:value="8300000000" calcext:value-type="float">
            <text:p>8.30E+09</text:p>
          </table:table-cell>
          <table:table-cell table:style-name="ce5" office:value-type="float" office:value="8650000000" calcext:value-type="float">
            <text:p>8.65E+09</text:p>
          </table:table-cell>
          <table:table-cell table:style-name="ce5" office:value-type="float" office:value="8400000000" calcext:value-type="float">
            <text:p>8.40E+09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5" office:value-type="float" office:value="82000000" calcext:value-type="float">
            <text:p>8.20E+07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ttps://www.verkehrsrundschau.de/nachrichten/transport-logistik/bund-will-2022-erstmals-mehr-geld-in-schiene-als-in-strasse-investieren-29702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tps://de.statista.com/statistik/daten/studie/7118/umfrage/investitionen-des-bundes-in-den-strassenverkehr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tps://www.allianz-pro-schiene.de/wp-content/uploads/2023/07/230719_Pro-Kopf-Investitionen-Entwicklung_web.p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tps://www.promobilitaet.de/fileadmin/user_upload/Presse/Bilder_2014/Invest_in_Bundesfernstrassen_nominal_vs_real_450.P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tps://twitter.com/Schienenallianz/status/15211334015914967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tps://www.iwkoeln.de/studien/thomas-puls-mauteinnahmen-und-verkehrsinvestitionen-des-bundes.html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Condensed" svg:font-family="'Roboto Condens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89">
      <number:day number:style="long"/>
      <number:text>-</number:text>
      <number:month number:textual="true"/>
      <number:text>-</number:text>
      <number:year/>
    </number:date-style>
    <number:date-style style:name="N188">
      <number:day number:style="long"/>
      <number:text>-</number:text>
      <number:month number:textual="true"/>
    </number:date-style>
    <number:date-style style:name="N187">
      <number:month number:textual="true"/>
      <number:text>-</number:text>
      <number:year/>
    </number:date-style>
    <number:time-style style:name="N186">
      <number:hours/>
      <number:text>:</number:text>
      <number:minutes number:style="long"/>
      <number:text> </number:text>
      <number:am-pm/>
    </number:time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number number:decimal-places="0" number:min-decimal-places="0" number:min-integer-digits="1" number:grouping="true"/>
    </number:number-style>
    <number:number-style style:name="N184">
      <number:text>-</number:text>
      <number:number number:decimal-places="0" number:min-decimal-places="0" number:min-integer-digits="1" number:grouping="true"/>
      <style:map style:condition="value()&gt;=0" style:apply-style-name="N184P0"/>
    </number:number-style>
    <number:number-style style:name="N183P0" style:volatile="true">
      <number:number number:decimal-places="0" number:min-decimal-places="0" number:min-integer-digits="1" number:grouping="true"/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3P0"/>
    </number:number-style>
    <number:number-style style:name="N182P0" style:volatile="true">
      <number:number number:decimal-places="2" number:min-decimal-places="2" number:min-integer-digits="1" number:grouping="true"/>
    </number:number-style>
    <number:number-style style:name="N182">
      <number:text>-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1P0" style:volatile="true">
      <number:number number:decimal-places="2" number:min-decimal-places="2" number:min-integer-digits="1" number:grouping="true"/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2" style:volatile="true">
      <number:text> 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76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£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0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66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58">
      <number:year number:style="long"/>
    </number:date-style>
    <number:number-style style:name="N157">
      <number:number number:decimal-places="1" number:min-decimal-places="1" number:min-integer-digits="1" number:grouping="true"/>
    </number:number-style>
    <number:percentage-style style:name="N156">
      <number:number number:decimal-places="1" number:min-decimal-places="1" number:min-integer-digits="1"/>
      <number:text>%</number:text>
    </number:percentage-style>
    <number:text-style style:name="N155">
      <number:text-content/>
      <number:text> </number:text>
      <number:fill-character>.</number:fill-character>
    </number:text-style>
    <number:text-style style:name="N154">
      <number:text>          </number:text>
      <number:text-content/>
      <number:text> </number:text>
      <number:fill-character>.</number:fill-character>
    </number:text-style>
    <number:text-style style:name="N153">
      <number:text>            </number:text>
      <number:text-content/>
      <number:text> </number:text>
      <number:fill-character>.</number:fill-character>
    </number:text-style>
    <number:text-style style:name="N152">
      <number:text>            </number:text>
      <number:text-content/>
    </number:text-style>
    <number:text-style style:name="N151">
      <number:text>             </number:text>
      <number:text-content/>
      <number:text> </number:text>
      <number:fill-character>.</number:fill-character>
    </number:text-style>
    <number:text-style style:name="N150">
      <number:text> </number:text>
      <number:text-content/>
      <number:text> </number:text>
      <number:fill-character>.</number:fill-character>
    </number:text-style>
    <number:text-style style:name="N149">
      <number:text> </number:text>
      <number:text-content/>
    </number:text-style>
    <number:text-style style:name="N148">
      <number:text>  </number:text>
      <number:text-content/>
      <number:text> </number:text>
      <number:fill-character>.</number:fill-character>
    </number:text-style>
    <number:text-style style:name="N147">
      <number:text>  </number:text>
      <number:text-content/>
    </number:text-style>
    <number:text-style style:name="N146">
      <number:text>   </number:text>
      <number:text-content/>
      <number:text> </number:text>
      <number:fill-character>.</number:fill-character>
    </number:text-style>
    <number:text-style style:name="N145">
      <number:text>   </number:text>
      <number:text-content/>
    </number:text-style>
    <number:text-style style:name="N144">
      <number:text>    </number:text>
      <number:text-content/>
      <number:text> </number:text>
      <number:fill-character>.</number:fill-character>
    </number:text-style>
    <number:text-style style:name="N143">
      <number:text>    </number:text>
      <number:text-content/>
    </number:text-style>
    <number:text-style style:name="N142">
      <number:text>      </number:text>
      <number:text-content/>
      <number:text> </number:text>
      <number:fill-character>.</number:fill-character>
    </number:text-style>
    <number:text-style style:name="N141">
      <number:text>      </number:text>
      <number:text-content/>
    </number:text-style>
    <number:text-style style:name="N140">
      <number:text>       </number:text>
      <number:text-content/>
      <number:text> </number:text>
      <number:fill-character>.</number:fill-character>
    </number:text-style>
    <number:text-style style:name="N139">
      <number:text>         </number:text>
      <number:text-content/>
      <number:text> </number:text>
      <number:fill-character>.</number:fill-character>
    </number:text-style>
    <number:text-style style:name="N138">
      <number:text>         </number:text>
      <number:text-content/>
    </number:text-style>
    <number:number-style style:name="N137">
      <number:number number:decimal-places="2" number:min-decimal-places="2" number:min-integer-digits="1" number:grouping="true"/>
      <number:text> Gg</number:text>
    </number:number-style>
    <number:number-style style:name="N136">
      <number:number number:decimal-places="2" number:min-decimal-places="2" number:min-integer-digits="1" number:grouping="true"/>
      <number:text> kg</number:text>
    </number:number-style>
    <number:number-style style:name="N135">
      <number:number number:decimal-places="2" number:min-decimal-places="2" number:min-integer-digits="1" number:grouping="true"/>
      <number:text> kt</number:text>
    </number:number-style>
    <number:number-style style:name="N134">
      <number:number number:decimal-places="2" number:min-decimal-places="2" number:min-integer-digits="1" number:grouping="true"/>
      <number:text> Stck</number:text>
    </number:number-style>
    <number:number-style style:name="N133">
      <number:number number:decimal-places="2" number:min-decimal-places="2" number:min-integer-digits="1" number:grouping="true"/>
      <number:text> Stk</number:text>
    </number:number-style>
    <number:number-style style:name="N132">
      <number:number number:decimal-places="2" number:min-decimal-places="2" number:min-integer-digits="1" number:grouping="true"/>
      <number:text> T.Stk</number:text>
    </number:number-style>
    <number:number-style style:name="N131">
      <number:number number:decimal-places="2" number:min-decimal-places="2" number:min-integer-digits="1" number:grouping="true"/>
      <number:text> TJ</number:text>
    </number:number-style>
    <number:number-style style:name="N130">
      <number:number number:decimal-places="2" number:min-decimal-places="2" number:min-integer-digits="1" number:grouping="true"/>
      <number:text> TStk</number:text>
    </number:number-style>
    <number:currency-style style:name="N129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29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">
      <number:number number:decimal-places="4" number:min-decimal-places="4" number:min-integer-digits="1" number:grouping="true"/>
    </number:number-style>
    <number:date-style style:name="N124">
      <number:text>Quelle: Umweltbundesamt  </number:text>
      <number:day number:style="long"/>
      <number:text>/</number:text>
      <number:month number:style="long"/>
      <number:text>/</number:text>
      <number:year number:style="long"/>
    </number:date-style>
    <number:text-style style:name="N123">
      <number:text>Quelle: </number:text>
      <number:text-content/>
    </number:text-style>
    <number:percentage-style style:name="N122P0" style:volatile="true">
      <number:text>+</number:text>
      <number:number number:decimal-places="1" number:min-decimal-places="1" number:min-integer-digits="1"/>
      <number:text>%</number:text>
    </number:percentage-style>
    <number:percentage-style style:name="N122P1" style:volatile="true">
      <number:text>-</number:text>
      <number:number number:decimal-places="1" number:min-decimal-places="1" number:min-integer-digits="1"/>
      <number:text>%</number:text>
    </number:percentage-style>
    <number:percentage-style style:name="N122">
      <number:number number:decimal-places="1" number:min-decimal-places="1" number:min-integer-digits="1"/>
      <number:text>%</number:text>
      <style:map style:condition="value()&gt;0" style:apply-style-name="N122P0"/>
      <style:map style:condition="value()&lt;0" style:apply-style-name="N122P1"/>
    </number:percentage-style>
    <number:number-style style:name="N119P0" style:volatile="true">
      <number:text>+</number:text>
      <number:number number:decimal-places="0" number:min-decimal-places="0" number:min-integer-digits="1" number:grouping="true"/>
    </number:number-style>
    <number:number-style style:name="N119P1" style:volatile="true">
      <number:text>-</number:text>
      <number:number number:decimal-places="0" number:min-decimal-places="0" number:min-integer-digits="1" number:grouping="true"/>
    </number:number-style>
    <number:number-style style:name="N119">
      <number:number number:decimal-places="0" number:min-decimal-places="0" number:min-integer-digits="1"/>
      <style:map style:condition="value()&gt;0" style:apply-style-name="N119P0"/>
      <style:map style:condition="value()&lt;0" style:apply-style-name="N119P1"/>
    </number:number-style>
    <number:date-style style:name="N116">
      <number:text>Stand: </number:text>
      <number:day number:style="long"/>
      <number:text>/</number:text>
      <number:month number:style="long"/>
      <number:text>/</number:text>
      <number:year number:style="long"/>
    </number:date-style>
    <number:date-style style:name="N115">
      <number:text>From: </number:text>
      <number:day number:style="long"/>
      <number:text>/</number:text>
      <number:month number:style="long"/>
      <number:text>/</number:text>
      <number:year number:style="long"/>
    </number:date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1:33:20.619226138</meta:creation-date>
    <dc:date>2023-10-12T03:33:41.181661813</dc:date>
    <meta:editing-duration>PT2H21M56S</meta:editing-duration>
    <meta:editing-cycles>3</meta:editing-cycles>
    <meta:generator>LibreOffice/7.3.7.2$Linux_X86_64 LibreOffice_project/30$Build-2</meta:generator>
    <meta:print-date>2023-09-15T12:38:50.050186993</meta:print-date>
    <meta:document-statistic meta:table-count="3" meta:cell-count="53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dddddd" draw:fill-color="#dddddd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234cm" svg:height="14.81cm" xlink:href=".." xlink:type="simple" chart:class="chart:line" chart:row-mapping="2 3 4 0 1 5" chart:style-name="ch1">
        <chart:legend chart:legend-position="end" svg:x="21.822cm" svg:y="5.846cm" style:legend-expansion="high" chart:style-name="ch2"/>
        <chart:plot-area chart:style-name="ch3" table:cell-range-address="Sheet1.A10:Sheet1.AE16" chart:data-source-has-labels="both" svg:x="0.524cm" svg:y="0.296cm" svg:width="20.774cm" svg:height="14.218cm">
          <chart:coordinate-region svg:x="1.68cm" svg:y="0.499cm" svg:width="19.475cm" svg:height="12.911cm"/>
          <chart:axis chart:dimension="x" chart:name="primary-x" chart:style-name="ch4" chartooo:axis-type="auto">
            <chartooo:date-scale/>
            <chart:categories table:cell-range-address="Sheet1.B10:Sheet1.AE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AE13" chart:label-cell-address="Sheet1.A13:Sheet1.A13" chart:class="chart:line">
            <chart:data-point chart:repeated="30"/>
          </chart:series>
          <chart:series chart:style-name="ch8" chart:values-cell-range-address="Sheet1.B14:Sheet1.AE14" chart:label-cell-address="Sheet1.A14:Sheet1.A14" chart:class="chart:line">
            <chart:data-point chart:repeated="30"/>
          </chart:series>
          <chart:series chart:style-name="ch9" chart:values-cell-range-address="Sheet1.B15:Sheet1.AE15" chart:label-cell-address="Sheet1.A15:Sheet1.A15" chart:class="chart:line">
            <chart:data-point chart:repeated="30"/>
          </chart:series>
          <chart:series chart:style-name="ch10" chart:values-cell-range-address="Sheet1.B11:Sheet1.AE11" chart:label-cell-address="Sheet1.A11:Sheet1.A11" chart:class="chart:line">
            <chart:data-point chart:repeated="30"/>
          </chart:series>
          <chart:series chart:style-name="ch11" chart:values-cell-range-address="Sheet1.B12:Sheet1.AE12" chart:label-cell-address="Sheet1.A12:Sheet1.A12" chart:class="chart:line">
            <chart:data-point chart:repeated="30"/>
          </chart:series>
          <chart:series chart:style-name="ch12" chart:values-cell-range-address="Sheet1.B16:Sheet1.AE16" chart:label-cell-address="Sheet1.A16:Sheet1.A16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990">
                <text:p>1990</text:p>
                <draw:g>
                  <svg:desc>Sheet1.B10:Sheet1.AE10</svg:desc>
                </draw:g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Energiewirtschaft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B13:Sheet1.AE13</svg:desc>
                </draw:g>
              </table:table-cell>
              <table:table-cell office:value-type="float" office:value="0.96873924263823">
                <text:p>0.96873924263823</text:p>
              </table:table-cell>
              <table:table-cell office:value-type="float" office:value="0.917581258355555">
                <text:p>0.917581258355555</text:p>
              </table:table-cell>
              <table:table-cell office:value-type="float" office:value="0.897000677141824">
                <text:p>0.897000677141824</text:p>
              </table:table-cell>
              <table:table-cell office:value-type="float" office:value="0.884538153731671">
                <text:p>0.884538153731671</text:p>
              </table:table-cell>
              <table:table-cell office:value-type="float" office:value="0.8569399880885">
                <text:p>0.8569399880885</text:p>
              </table:table-cell>
              <table:table-cell office:value-type="float" office:value="0.869442427361202">
                <text:p>0.869442427361202</text:p>
              </table:table-cell>
              <table:table-cell office:value-type="float" office:value="0.823422623673715">
                <text:p>0.823422623673715</text:p>
              </table:table-cell>
              <table:table-cell office:value-type="float" office:value="0.823276854819657">
                <text:p>0.823276854819657</text:p>
              </table:table-cell>
              <table:table-cell office:value-type="float" office:value="0.800150683637005">
                <text:p>0.800150683637005</text:p>
              </table:table-cell>
              <table:table-cell office:value-type="float" office:value="0.823043148791413">
                <text:p>0.823043148791413</text:p>
              </table:table-cell>
              <table:table-cell office:value-type="float" office:value="0.844082233896821">
                <text:p>0.844082233896821</text:p>
              </table:table-cell>
              <table:table-cell office:value-type="float" office:value="0.844322967864933">
                <text:p>0.844322967864933</text:p>
              </table:table-cell>
              <table:table-cell office:value-type="float" office:value="0.869479899284913">
                <text:p>0.869479899284913</text:p>
              </table:table-cell>
              <table:table-cell office:value-type="float" office:value="0.858297748948645">
                <text:p>0.858297748948645</text:p>
              </table:table-cell>
              <table:table-cell office:value-type="float" office:value="0.843644985808389">
                <text:p>0.843644985808389</text:p>
              </table:table-cell>
              <table:table-cell office:value-type="float" office:value="0.844534696635743">
                <text:p>0.844534696635743</text:p>
              </table:table-cell>
              <table:table-cell office:value-type="float" office:value="0.854690664194447">
                <text:p>0.854690664194447</text:p>
              </table:table-cell>
              <table:table-cell office:value-type="float" office:value="0.810068348068337">
                <text:p>0.810068348068337</text:p>
              </table:table-cell>
              <table:table-cell office:value-type="float" office:value="0.75311268656797">
                <text:p>0.75311268656797</text:p>
              </table:table-cell>
              <table:table-cell office:value-type="float" office:value="0.777110331339311">
                <text:p>0.777110331339311</text:p>
              </table:table-cell>
              <table:table-cell office:value-type="float" office:value="0.771261659760181">
                <text:p>0.771261659760181</text:p>
              </table:table-cell>
              <table:table-cell office:value-type="float" office:value="0.794148126675812">
                <text:p>0.794148126675812</text:p>
              </table:table-cell>
              <table:table-cell office:value-type="float" office:value="0.806459582167427">
                <text:p>0.806459582167427</text:p>
              </table:table-cell>
              <table:table-cell office:value-type="float" office:value="0.761666265871031">
                <text:p>0.761666265871031</text:p>
              </table:table-cell>
              <table:table-cell office:value-type="float" office:value="0.736172481416666">
                <text:p>0.736172481416666</text:p>
              </table:table-cell>
              <table:table-cell office:value-type="float" office:value="0.725608959563257">
                <text:p>0.725608959563257</text:p>
              </table:table-cell>
              <table:table-cell office:value-type="float" office:value="0.680037406363917">
                <text:p>0.680037406363917</text:p>
              </table:table-cell>
              <table:table-cell office:value-type="float" office:value="0.651741312016649">
                <text:p>0.651741312016649</text:p>
              </table:table-cell>
              <table:table-cell office:value-type="float" office:value="0.542782044217033">
                <text:p>0.542782044217033</text:p>
              </table:table-cell>
            </table:table-row>
            <table:table-row>
              <table:table-cell office:value-type="string">
                <text:p>Industrie</text:p>
                <draw:g>
                  <svg:desc>Sheet1.A14:Sheet1.A14</svg:desc>
                </draw:g>
              </table:table-cell>
              <table:table-cell office:value-type="float" office:value="1">
                <text:p>1</text:p>
                <draw:g>
                  <svg:desc>Sheet1.B14:Sheet1.AE14</svg:desc>
                </draw:g>
              </table:table-cell>
              <table:table-cell office:value-type="float" office:value="0.909671364640678">
                <text:p>0.909671364640678</text:p>
              </table:table-cell>
              <table:table-cell office:value-type="float" office:value="0.871525536063533">
                <text:p>0.871525536063533</text:p>
              </table:table-cell>
              <table:table-cell office:value-type="float" office:value="0.836748680185016">
                <text:p>0.836748680185016</text:p>
              </table:table-cell>
              <table:table-cell office:value-type="float" office:value="0.850296811433233">
                <text:p>0.850296811433233</text:p>
              </table:table-cell>
              <table:table-cell office:value-type="float" office:value="0.856600022800654">
                <text:p>0.856600022800654</text:p>
              </table:table-cell>
              <table:table-cell office:value-type="float" office:value="0.816640260543698">
                <text:p>0.816640260543698</text:p>
              </table:table-cell>
              <table:table-cell office:value-type="float" office:value="0.833113311002344">
                <text:p>0.833113311002344</text:p>
              </table:table-cell>
              <table:table-cell office:value-type="float" office:value="0.772132481673199">
                <text:p>0.772132481673199</text:p>
              </table:table-cell>
              <table:table-cell office:value-type="float" office:value="0.736090951493171">
                <text:p>0.736090951493171</text:p>
              </table:table-cell>
              <table:table-cell office:value-type="float" office:value="0.734620157938728">
                <text:p>0.734620157938728</text:p>
              </table:table-cell>
              <table:table-cell office:value-type="float" office:value="0.696310830300323">
                <text:p>0.696310830300323</text:p>
              </table:table-cell>
              <table:table-cell office:value-type="float" office:value="0.688147630225246">
                <text:p>0.688147630225246</text:p>
              </table:table-cell>
              <table:table-cell office:value-type="float" office:value="0.690937684017146">
                <text:p>0.690937684017146</text:p>
              </table:table-cell>
              <table:table-cell office:value-type="float" office:value="0.693904437529118">
                <text:p>0.693904437529118</text:p>
              </table:table-cell>
              <table:table-cell office:value-type="float" office:value="0.672292694692808">
                <text:p>0.672292694692808</text:p>
              </table:table-cell>
              <table:table-cell office:value-type="float" office:value="0.690379073472496">
                <text:p>0.690379073472496</text:p>
              </table:table-cell>
              <table:table-cell office:value-type="float" office:value="0.721596637072116">
                <text:p>0.721596637072116</text:p>
              </table:table-cell>
              <table:table-cell office:value-type="float" office:value="0.709167688662726">
                <text:p>0.709167688662726</text:p>
              </table:table-cell>
              <table:table-cell office:value-type="float" office:value="0.619352751755851">
                <text:p>0.619352751755851</text:p>
              </table:table-cell>
              <table:table-cell office:value-type="float" office:value="0.667652388189391">
                <text:p>0.667652388189391</text:p>
              </table:table-cell>
              <table:table-cell office:value-type="float" office:value="0.657088499777874">
                <text:p>0.657088499777874</text:p>
              </table:table-cell>
              <table:table-cell office:value-type="float" office:value="0.637563459117009">
                <text:p>0.637563459117009</text:p>
              </table:table-cell>
              <table:table-cell office:value-type="float" office:value="0.639422311139649">
                <text:p>0.639422311139649</text:p>
              </table:table-cell>
              <table:table-cell office:value-type="float" office:value="0.64004274841751">
                <text:p>0.64004274841751</text:p>
              </table:table-cell>
              <table:table-cell office:value-type="float" office:value="0.666621343560914">
                <text:p>0.666621343560914</text:p>
              </table:table-cell>
              <table:table-cell office:value-type="float" office:value="0.681044627251325">
                <text:p>0.681044627251325</text:p>
              </table:table-cell>
              <table:table-cell office:value-type="float" office:value="0.700944286732421">
                <text:p>0.700944286732421</text:p>
              </table:table-cell>
              <table:table-cell office:value-type="float" office:value="0.672672605305432">
                <text:p>0.672672605305432</text:p>
              </table:table-cell>
              <table:table-cell office:value-type="float" office:value="0.652525282717737">
                <text:p>0.652525282717737</text:p>
              </table:table-cell>
            </table:table-row>
            <table:table-row>
              <table:table-cell office:value-type="string">
                <text:p>Gebäude</text:p>
                <draw:g>
                  <svg:desc>Sheet1.A15:Sheet1.A15</svg:desc>
                </draw:g>
              </table:table-cell>
              <table:table-cell office:value-type="float" office:value="1">
                <text:p>1</text:p>
                <draw:g>
                  <svg:desc>Sheet1.B15:Sheet1.AE15</svg:desc>
                </draw:g>
              </table:table-cell>
              <table:table-cell office:value-type="float" office:value="0.992456837846004">
                <text:p>0.992456837846004</text:p>
              </table:table-cell>
              <table:table-cell office:value-type="float" office:value="0.906567441553761">
                <text:p>0.906567441553761</text:p>
              </table:table-cell>
              <table:table-cell office:value-type="float" office:value="0.938551536974228">
                <text:p>0.938551536974228</text:p>
              </table:table-cell>
              <table:table-cell office:value-type="float" office:value="0.887319234064443">
                <text:p>0.887319234064443</text:p>
              </table:table-cell>
              <table:table-cell office:value-type="float" office:value="0.894321815123053">
                <text:p>0.894321815123053</text:p>
              </table:table-cell>
              <table:table-cell office:value-type="float" office:value="1.00485670725551">
                <text:p>1.00485670725551</text:p>
              </table:table-cell>
              <table:table-cell office:value-type="float" office:value="0.941865750690951">
                <text:p>0.941865750690951</text:p>
              </table:table-cell>
              <table:table-cell office:value-type="float" office:value="0.903123532554037">
                <text:p>0.903123532554037</text:p>
              </table:table-cell>
              <table:table-cell office:value-type="float" office:value="0.823619707299361">
                <text:p>0.823619707299361</text:p>
              </table:table-cell>
              <table:table-cell office:value-type="float" office:value="0.794931835931187">
                <text:p>0.794931835931187</text:p>
              </table:table-cell>
              <table:table-cell office:value-type="float" office:value="0.891489484616527">
                <text:p>0.891489484616527</text:p>
              </table:table-cell>
              <table:table-cell office:value-type="float" office:value="0.829623209172796">
                <text:p>0.829623209172796</text:p>
              </table:table-cell>
              <table:table-cell office:value-type="float" office:value="0.794663479778121">
                <text:p>0.794663479778121</text:p>
              </table:table-cell>
              <table:table-cell office:value-type="float" office:value="0.744203547783479">
                <text:p>0.744203547783479</text:p>
              </table:table-cell>
              <table:table-cell office:value-type="float" office:value="0.732701847027437">
                <text:p>0.732701847027437</text:p>
              </table:table-cell>
              <table:table-cell office:value-type="float" office:value="0.772418563285251">
                <text:p>0.772418563285251</text:p>
              </table:table-cell>
              <table:table-cell office:value-type="float" office:value="0.600092225601786">
                <text:p>0.600092225601786</text:p>
              </table:table-cell>
              <table:table-cell office:value-type="float" office:value="0.722302624669541">
                <text:p>0.722302624669541</text:p>
              </table:table-cell>
              <table:table-cell office:value-type="float" office:value="0.661880632870466">
                <text:p>0.661880632870466</text:p>
              </table:table-cell>
              <table:table-cell office:value-type="float" office:value="0.705940093656819">
                <text:p>0.705940093656819</text:p>
              </table:table-cell>
              <table:table-cell office:value-type="float" office:value="0.605848945667916">
                <text:p>0.605848945667916</text:p>
              </table:table-cell>
              <table:table-cell office:value-type="float" office:value="0.619604246929687">
                <text:p>0.619604246929687</text:p>
              </table:table-cell>
              <table:table-cell office:value-type="float" office:value="0.665155327242141">
                <text:p>0.665155327242141</text:p>
              </table:table-cell>
              <table:table-cell office:value-type="float" office:value="0.563101799719996">
                <text:p>0.563101799719996</text:p>
              </table:table-cell>
              <table:table-cell office:value-type="float" office:value="0.590562838742608">
                <text:p>0.590562838742608</text:p>
              </table:table-cell>
              <table:table-cell office:value-type="float" office:value="0.593009915860516">
                <text:p>0.593009915860516</text:p>
              </table:table-cell>
              <table:table-cell office:value-type="float" office:value="0.58253399774483">
                <text:p>0.58253399774483</text:p>
              </table:table-cell>
              <table:table-cell office:value-type="float" office:value="0.552749638583532">
                <text:p>0.552749638583532</text:p>
              </table:table-cell>
              <table:table-cell office:value-type="float" office:value="0.577857940158235">
                <text:p>0.577857940158235</text:p>
              </table:table-cell>
            </table:table-row>
            <table:table-row>
              <table:table-cell office:value-type="string">
                <text:p>Verkehr</text:p>
                <draw:g>
                  <svg:desc>Sheet1.A11:Sheet1.A11</svg:desc>
                </draw:g>
              </table:table-cell>
              <table:table-cell office:value-type="float" office:value="1">
                <text:p>1</text:p>
                <draw:g>
                  <svg:desc>Sheet1.B11:Sheet1.AE11</svg:desc>
                </draw:g>
              </table:table-cell>
              <table:table-cell office:value-type="float" office:value="1.01810023366628">
                <text:p>1.01810023366628</text:p>
              </table:table-cell>
              <table:table-cell office:value-type="float" office:value="1.05407003520114">
                <text:p>1.05407003520114</text:p>
              </table:table-cell>
              <table:table-cell office:value-type="float" office:value="1.08058225807149">
                <text:p>1.08058225807149</text:p>
              </table:table-cell>
              <table:table-cell office:value-type="float" office:value="1.05590885733682">
                <text:p>1.05590885733682</text:p>
              </table:table-cell>
              <table:table-cell office:value-type="float" office:value="1.07837049681231">
                <text:p>1.07837049681231</text:p>
              </table:table-cell>
              <table:table-cell office:value-type="float" office:value="1.07583497542706">
                <text:p>1.07583497542706</text:p>
              </table:table-cell>
              <table:table-cell office:value-type="float" office:value="1.07837193744106">
                <text:p>1.07837193744106</text:p>
              </table:table-cell>
              <table:table-cell office:value-type="float" office:value="1.09841697579002">
                <text:p>1.09841697579002</text:p>
              </table:table-cell>
              <table:table-cell office:value-type="float" office:value="1.12972640913492">
                <text:p>1.12972640913492</text:p>
              </table:table-cell>
              <table:table-cell office:value-type="float" office:value="1.10552119597285">
                <text:p>1.10552119597285</text:p>
              </table:table-cell>
              <table:table-cell office:value-type="float" office:value="1.0818352516454">
                <text:p>1.0818352516454</text:p>
              </table:table-cell>
              <table:table-cell office:value-type="float" office:value="1.06648536570688">
                <text:p>1.06648536570688</text:p>
              </table:table-cell>
              <table:table-cell office:value-type="float" office:value="1.0277016178231">
                <text:p>1.0277016178231</text:p>
              </table:table-cell>
              <table:table-cell office:value-type="float" office:value="1.02517343464624">
                <text:p>1.02517343464624</text:p>
              </table:table-cell>
              <table:table-cell office:value-type="float" office:value="0.976150416673626">
                <text:p>0.976150416673626</text:p>
              </table:table-cell>
              <table:table-cell office:value-type="float" office:value="0.951875025297958">
                <text:p>0.951875025297958</text:p>
              </table:table-cell>
              <table:table-cell office:value-type="float" office:value="0.934346623096082">
                <text:p>0.934346623096082</text:p>
              </table:table-cell>
              <table:table-cell office:value-type="float" office:value="0.932106232271216">
                <text:p>0.932106232271216</text:p>
              </table:table-cell>
              <table:table-cell office:value-type="float" office:value="0.928360931174791">
                <text:p>0.928360931174791</text:p>
              </table:table-cell>
              <table:table-cell office:value-type="float" office:value="0.935086103427273">
                <text:p>0.935086103427273</text:p>
              </table:table-cell>
              <table:table-cell office:value-type="float" office:value="0.947882220651757">
                <text:p>0.947882220651757</text:p>
              </table:table-cell>
              <table:table-cell office:value-type="float" office:value="0.938821652493573">
                <text:p>0.938821652493573</text:p>
              </table:table-cell>
              <table:table-cell office:value-type="float" office:value="0.964166413325925">
                <text:p>0.964166413325925</text:p>
              </table:table-cell>
              <table:table-cell office:value-type="float" office:value="0.971358288858069">
                <text:p>0.971358288858069</text:p>
              </table:table-cell>
              <table:table-cell office:value-type="float" office:value="0.989250565309037">
                <text:p>0.989250565309037</text:p>
              </table:table-cell>
              <table:table-cell office:value-type="float" office:value="1.00825595018902">
                <text:p>1.00825595018902</text:p>
              </table:table-cell>
              <table:table-cell office:value-type="float" office:value="1.02545138957373">
                <text:p>1.02545138957373</text:p>
              </table:table-cell>
              <table:table-cell office:value-type="float" office:value="0.991169639303978">
                <text:p>0.991169639303978</text:p>
              </table:table-cell>
              <table:table-cell office:value-type="float" office:value="1.00234626862899">
                <text:p>1.00234626862899</text:p>
              </table:table-cell>
            </table:table-row>
            <table:table-row>
              <table:table-cell office:value-type="string">
                <text:p>Landwirtschaft</text:p>
                <draw:g>
                  <svg:desc>Sheet1.A12:Sheet1.A12</svg:desc>
                </draw:g>
              </table:table-cell>
              <table:table-cell office:value-type="float" office:value="1">
                <text:p>1</text:p>
                <draw:g>
                  <svg:desc>Sheet1.B12:Sheet1.AE12</svg:desc>
                </draw:g>
              </table:table-cell>
              <table:table-cell office:value-type="float" office:value="0.892925472700454">
                <text:p>0.892925472700454</text:p>
              </table:table-cell>
              <table:table-cell office:value-type="float" office:value="0.859112314400362">
                <text:p>0.859112314400362</text:p>
              </table:table-cell>
              <table:table-cell office:value-type="float" office:value="0.853346025638923">
                <text:p>0.853346025638923</text:p>
              </table:table-cell>
              <table:table-cell office:value-type="float" office:value="0.848214512415331">
                <text:p>0.848214512415331</text:p>
              </table:table-cell>
              <table:table-cell office:value-type="float" office:value="0.853332159250382">
                <text:p>0.853332159250382</text:p>
              </table:table-cell>
              <table:table-cell office:value-type="float" office:value="0.871165107164682">
                <text:p>0.871165107164682</text:p>
              </table:table-cell>
              <table:table-cell office:value-type="float" office:value="0.844888512065836">
                <text:p>0.844888512065836</text:p>
              </table:table-cell>
              <table:table-cell office:value-type="float" office:value="0.844443226747745">
                <text:p>0.844443226747745</text:p>
              </table:table-cell>
              <table:table-cell office:value-type="float" office:value="0.847442813051806">
                <text:p>0.847442813051806</text:p>
              </table:table-cell>
              <table:table-cell office:value-type="float" office:value="0.828973702532795">
                <text:p>0.828973702532795</text:p>
              </table:table-cell>
              <table:table-cell office:value-type="float" office:value="0.84097304703787">
                <text:p>0.84097304703787</text:p>
              </table:table-cell>
              <table:table-cell office:value-type="float" office:value="0.811546161801054">
                <text:p>0.811546161801054</text:p>
              </table:table-cell>
              <table:table-cell office:value-type="float" office:value="0.800767075960619">
                <text:p>0.800767075960619</text:p>
              </table:table-cell>
              <table:table-cell office:value-type="float" office:value="0.788460065565868">
                <text:p>0.788460065565868</text:p>
              </table:table-cell>
              <table:table-cell office:value-type="float" office:value="0.785606499186355">
                <text:p>0.785606499186355</text:p>
              </table:table-cell>
              <table:table-cell office:value-type="float" office:value="0.775172957302881">
                <text:p>0.775172957302881</text:p>
              </table:table-cell>
              <table:table-cell office:value-type="float" office:value="0.775489271949058">
                <text:p>0.775489271949058</text:p>
              </table:table-cell>
              <table:table-cell office:value-type="float" office:value="0.785489932490129">
                <text:p>0.785489932490129</text:p>
              </table:table-cell>
              <table:table-cell office:value-type="float" office:value="0.787035421024043">
                <text:p>0.787035421024043</text:p>
              </table:table-cell>
              <table:table-cell office:value-type="float" office:value="0.787912335756254">
                <text:p>0.787912335756254</text:p>
              </table:table-cell>
              <table:table-cell office:value-type="float" office:value="0.795761153413621">
                <text:p>0.795761153413621</text:p>
              </table:table-cell>
              <table:table-cell office:value-type="float" office:value="0.793815014819429">
                <text:p>0.793815014819429</text:p>
              </table:table-cell>
              <table:table-cell office:value-type="float" office:value="0.804327359587958">
                <text:p>0.804327359587958</text:p>
              </table:table-cell>
              <table:table-cell office:value-type="float" office:value="0.826511408154738">
                <text:p>0.826511408154738</text:p>
              </table:table-cell>
              <table:table-cell office:value-type="float" office:value="0.824868997543454">
                <text:p>0.824868997543454</text:p>
              </table:table-cell>
              <table:table-cell office:value-type="float" office:value="0.822408078185549">
                <text:p>0.822408078185549</text:p>
              </table:table-cell>
              <table:table-cell office:value-type="float" office:value="0.808797001988963">
                <text:p>0.808797001988963</text:p>
              </table:table-cell>
              <table:table-cell office:value-type="float" office:value="0.786448294538592">
                <text:p>0.786448294538592</text:p>
              </table:table-cell>
              <table:table-cell office:value-type="float" office:value="0.776989971212711">
                <text:p>0.776989971212711</text:p>
              </table:table-cell>
            </table:table-row>
            <table:table-row>
              <table:table-cell office:value-type="string">
                <text:p>Abfallwirtschaft etc.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AE16</svg:desc>
                </draw:g>
              </table:table-cell>
              <table:table-cell office:value-type="float" office:value="1.03395680246081">
                <text:p>1.03395680246081</text:p>
              </table:table-cell>
              <table:table-cell office:value-type="float" office:value="1.04521139144835">
                <text:p>1.04521139144835</text:p>
              </table:table-cell>
              <table:table-cell office:value-type="float" office:value="1.03497329850405">
                <text:p>1.03497329850405</text:p>
              </table:table-cell>
              <table:table-cell office:value-type="float" office:value="1.00686609303625">
                <text:p>1.00686609303625</text:p>
              </table:table-cell>
              <table:table-cell office:value-type="float" office:value="0.973964016041001">
                <text:p>0.973964016041001</text:p>
              </table:table-cell>
              <table:table-cell office:value-type="float" office:value="0.928488793460942">
                <text:p>0.928488793460942</text:p>
              </table:table-cell>
              <table:table-cell office:value-type="float" office:value="0.845263025870265">
                <text:p>0.845263025870265</text:p>
              </table:table-cell>
              <table:table-cell office:value-type="float" office:value="0.78211713511534">
                <text:p>0.78211713511534</text:p>
              </table:table-cell>
              <table:table-cell office:value-type="float" office:value="0.732317161313997">
                <text:p>0.732317161313997</text:p>
              </table:table-cell>
              <table:table-cell office:value-type="float" office:value="0.685521084217348">
                <text:p>0.685521084217348</text:p>
              </table:table-cell>
              <table:table-cell office:value-type="float" office:value="0.635978640008181">
                <text:p>0.635978640008181</text:p>
              </table:table-cell>
              <table:table-cell office:value-type="float" office:value="0.594304097418801">
                <text:p>0.594304097418801</text:p>
              </table:table-cell>
              <table:table-cell office:value-type="float" office:value="0.550831130830068">
                <text:p>0.550831130830068</text:p>
              </table:table-cell>
              <table:table-cell office:value-type="float" office:value="0.4881960723344">
                <text:p>0.4881960723344</text:p>
              </table:table-cell>
              <table:table-cell office:value-type="float" office:value="0.447808006797538">
                <text:p>0.447808006797538</text:p>
              </table:table-cell>
              <table:table-cell office:value-type="float" office:value="0.397569882557843">
                <text:p>0.397569882557843</text:p>
              </table:table-cell>
              <table:table-cell office:value-type="float" office:value="0.360800625265443">
                <text:p>0.360800625265443</text:p>
              </table:table-cell>
              <table:table-cell office:value-type="float" office:value="0.327066579248131">
                <text:p>0.327066579248131</text:p>
              </table:table-cell>
              <table:table-cell office:value-type="float" office:value="0.293594656495697">
                <text:p>0.293594656495697</text:p>
              </table:table-cell>
              <table:table-cell office:value-type="float" office:value="0.263375074346806">
                <text:p>0.263375074346806</text:p>
              </table:table-cell>
              <table:table-cell office:value-type="float" office:value="0.242354611132548">
                <text:p>0.242354611132548</text:p>
              </table:table-cell>
              <table:table-cell office:value-type="float" office:value="0.222460578430536">
                <text:p>0.222460578430536</text:p>
              </table:table-cell>
              <table:table-cell office:value-type="float" office:value="0.203369614642385">
                <text:p>0.203369614642385</text:p>
              </table:table-cell>
              <table:table-cell office:value-type="float" office:value="0.188791636023166">
                <text:p>0.188791636023166</text:p>
              </table:table-cell>
              <table:table-cell office:value-type="float" office:value="0.174116294706814">
                <text:p>0.174116294706814</text:p>
              </table:table-cell>
              <table:table-cell office:value-type="float" office:value="0.161498194099045">
                <text:p>0.161498194099045</text:p>
              </table:table-cell>
              <table:table-cell office:value-type="float" office:value="0.152426463310464">
                <text:p>0.152426463310464</text:p>
              </table:table-cell>
              <table:table-cell office:value-type="float" office:value="0.143106683002332">
                <text:p>0.143106683002332</text:p>
              </table:table-cell>
              <table:table-cell office:value-type="float" office:value="0.13047168223911">
                <text:p>0.13047168223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msFillBitmap_20_1" draw:display-name="msFillBitmap 1" xlink:href="Pictures/10000000000000EC000000ECA1B397E33D6BF595.png" xlink:type="simple" xlink:show="embed" xlink:actuate="onLoad"/>
    <draw:fill-image draw:name="msFillBitmap_20_1_20_-1" draw:display-name="msFillBitmap 1 -1" xlink:href="Pictures/10000000000000EC000000ECA1B397E33D6BF595.png" xlink:type="simple" xlink:show="embed" xlink:actuate="onLoad"/>
    <draw:fill-image draw:name="msFillBitmap_20_1_20_0" draw:display-name="msFillBitmap 1 0" xlink:href="Pictures/10000000000000EC000000ECA1B397E33D6BF595.png" xlink:type="simple" xlink:show="embed" xlink:actuate="onLoad"/>
    <draw:fill-image draw:name="msFillBitmap_20_1_20_1" draw:display-name="msFillBitmap 1 1" xlink:href="Pictures/10000000000000EC000000ECA1B397E33D6BF595.png" xlink:type="simple" xlink:show="embed" xlink:actuate="onLoad"/>
    <draw:fill-image draw:name="msFillBitmap_20_1_20_2" draw:display-name="msFillBitmap 1 2" xlink:href="Pictures/10000000000000EC000000ECA1B397E33D6BF595.png" xlink:type="simple" xlink:show="embed" xlink:actuate="onLoad"/>
    <draw:fill-image draw:name="msFillBitmap_20_1_20_3" draw:display-name="msFillBitmap 1 3" xlink:href="Pictures/10000000000000EC000000ECA1B397E33D6BF595.png" xlink:type="simple" xlink:show="embed" xlink:actuate="onLoad"/>
    <draw:fill-image draw:name="msFillBitmap_20_1_20_4" draw:display-name="msFillBitmap 1 4" xlink:href="Pictures/10000000000000EC000000ECA1B397E33D6BF595.png" xlink:type="simple" xlink:show="embed" xlink:actuate="onLoad"/>
    <draw:fill-image draw:name="msFillBitmap_20_1_20_5" draw:display-name="msFillBitmap 1 5" xlink:href="Pictures/10000000000000EC000000ECA1B397E33D6BF595.png" xlink:type="simple" xlink:show="embed" xlink:actuate="onLoad"/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1%" draw:distance="199%"/>
    <draw:stroke-dash draw:name="msLineDash_20_1_20_0" draw:display-name="msLineDash 1 0" draw:style="round" draw:dots1="1" draw:dots1-length="1%" draw:distance="199%"/>
    <draw:stroke-dash draw:name="msLineDash_20_1_20_1" draw:display-name="msLineDash 1 1" draw:style="round" draw:dots1="1" draw:dots1-length="1%" draw:distance="199%"/>
    <draw:stroke-dash draw:name="msLineDash_20_1_20_2" draw:display-name="msLineDash 1 2" draw:style="round" draw:dots1="1" draw:dots1-length="1%" draw:distance="199%"/>
    <draw:stroke-dash draw:name="msLineDash_20_1_20_3" draw:display-name="msLineDash 1 3" draw:style="round" draw:dots1="1" draw:dots1-length="1%" draw:distance="199%"/>
    <draw:stroke-dash draw:name="msLineDash_20_1_20_4" draw:display-name="msLineDash 1 4" draw:style="round" draw:dots1="1" draw:dots1-length="1%" draw:distance="199%"/>
    <draw:stroke-dash draw:name="msLineDash_20_2" draw:display-name="msLineDash 2" draw:style="round" draw:dots1="1" draw:dots1-length="1%" draw:distance="199%"/>
    <draw:stroke-dash draw:name="msLineDash_20_2_20_-1" draw:display-name="msLineDash 2 -1" draw:style="round" draw:dots1="1" draw:dots1-length="201%" draw:distance="199%"/>
    <draw:stroke-dash draw:name="msLineDash_20_2_20_0" draw:display-name="msLineDash 2 0" draw:style="round" draw:dots1="1" draw:dots1-length="201%" draw:distance="199%"/>
    <draw:stroke-dash draw:name="msLineDash_20_2_20_1" draw:display-name="msLineDash 2 1" draw:style="round" draw:dots1="1" draw:dots1-length="201%" draw:distance="199%"/>
    <draw:stroke-dash draw:name="msLineDash_20_3" draw:display-name="msLineDash 3" draw:style="round" draw:dots1="1" draw:dots1-length="1%" draw:distance="199%"/>
    <draw:stroke-dash draw:name="msLineDash_20_4" draw:display-name="msLineDash 4" draw:style="round" draw:dots1="1" draw:dots1-length="1%" draw:distance="199%"/>
    <draw:stroke-dash draw:name="msLineDash_20_5" draw:display-name="msLineDash 5" draw:style="round" draw:dots1="1" draw:dots1-length="1%" draw:distance="199%"/>
    <draw:stroke-dash draw:name="msLineDash_20_6" draw:display-name="msLineDash 6" draw:style="round" draw:dots1="1" draw:dots1-length="1%" draw:distance="1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Roboto Condensed'" style:font-style-name="Bold"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Roboto Condensed'" style:font-style-name="Bold" fo:font-size="14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12cm" svg:stroke-color="#d32f2f" draw:fill-color="#d32f2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57c00" draw:fill-color="#f57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bc02d" draw:fill-color="#fbc02d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796b" draw:fill-color="#00796b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03f9f" draw:fill-color="#303f9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b1fa2" draw:fill-color="#7b1fa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125cm" svg:height="14.619cm" xlink:href=".." xlink:type="simple" chart:class="chart:line" chart:style-name="ch1">
        <chart:title svg:x="4.655cm" svg:y="-0.012cm" chart:style-name="ch2">
          <text:p>Trends der Treibhausgas-Emissionen per Sektor seit 1990 (lt. Umweltbundesamt)</text:p>
        </chart:title>
        <chart:legend chart:legend-position="end" svg:x="21.71cm" svg:y="2.374cm" style:legend-expansion="custom" svg:width="5.35cm" svg:height="5.467cm" style:legend-expansion-aspect-ratio="0.978598865922809" chart:style-name="ch3"/>
        <chart:plot-area chart:style-name="ch4" table:cell-range-address="Sheet1.A10:Sheet1.AE16" chart:data-source-has-labels="both" svg:x="0.578cm" svg:y="0.726cm" svg:width="20.848cm" svg:height="13.598cm">
          <chart:coordinate-region svg:x="1.734cm" svg:y="0.929cm" svg:width="19.549cm" svg:height="12.291cm"/>
          <chart:axis chart:dimension="x" chart:name="primary-x" chart:style-name="ch5" chartooo:axis-type="auto">
            <chartooo:date-scale/>
            <chart:categories table:cell-range-address="Sheet1.B10:Sheet1.AE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:Sheet1.AE11" chart:label-cell-address="Sheet1.A11:Sheet1.A11" chart:class="chart:line">
            <chart:data-point chart:repeated="30"/>
          </chart:series>
          <chart:series chart:style-name="ch9" chart:values-cell-range-address="Sheet1.B12:Sheet1.AE12" chart:label-cell-address="Sheet1.A12:Sheet1.A12" chart:class="chart:line">
            <chart:data-point chart:repeated="30"/>
          </chart:series>
          <chart:series chart:style-name="ch10" chart:values-cell-range-address="Sheet1.B13:Sheet1.AE13" chart:label-cell-address="Sheet1.A13:Sheet1.A13" chart:class="chart:line">
            <chart:data-point chart:repeated="30"/>
          </chart:series>
          <chart:series chart:style-name="ch11" chart:values-cell-range-address="Sheet1.B14:Sheet1.AE14" chart:label-cell-address="Sheet1.A14:Sheet1.A14" chart:class="chart:line">
            <chart:data-point chart:repeated="30"/>
          </chart:series>
          <chart:series chart:style-name="ch12" chart:values-cell-range-address="Sheet1.B15:Sheet1.AE15" chart:label-cell-address="Sheet1.A15:Sheet1.A15" chart:class="chart:line">
            <chart:data-point chart:repeated="30"/>
          </chart:series>
          <chart:series chart:style-name="ch13" chart:values-cell-range-address="Sheet1.B16:Sheet1.AE16" chart:label-cell-address="Sheet1.A16:Sheet1.A16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990">
                <text:p>1990</text:p>
                <draw:g>
                  <svg:desc>Sheet1.B10:Sheet1.AE10</svg:desc>
                </draw:g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Verkehr</text:p>
                <draw:g>
                  <svg:desc>Sheet1.A11:Sheet1.A11</svg:desc>
                </draw:g>
              </table:table-cell>
              <table:table-cell office:value-type="float" office:value="1">
                <text:p>1</text:p>
                <draw:g>
                  <svg:desc>Sheet1.B11:Sheet1.AE11</svg:desc>
                </draw:g>
              </table:table-cell>
              <table:table-cell office:value-type="float" office:value="1.01810023366628">
                <text:p>1.01810023366628</text:p>
              </table:table-cell>
              <table:table-cell office:value-type="float" office:value="1.05407003520114">
                <text:p>1.05407003520114</text:p>
              </table:table-cell>
              <table:table-cell office:value-type="float" office:value="1.08058225807149">
                <text:p>1.08058225807149</text:p>
              </table:table-cell>
              <table:table-cell office:value-type="float" office:value="1.05590885733682">
                <text:p>1.05590885733682</text:p>
              </table:table-cell>
              <table:table-cell office:value-type="float" office:value="1.07837049681231">
                <text:p>1.07837049681231</text:p>
              </table:table-cell>
              <table:table-cell office:value-type="float" office:value="1.07583497542706">
                <text:p>1.07583497542706</text:p>
              </table:table-cell>
              <table:table-cell office:value-type="float" office:value="1.07837193744106">
                <text:p>1.07837193744106</text:p>
              </table:table-cell>
              <table:table-cell office:value-type="float" office:value="1.09841697579002">
                <text:p>1.09841697579002</text:p>
              </table:table-cell>
              <table:table-cell office:value-type="float" office:value="1.12972640913492">
                <text:p>1.12972640913492</text:p>
              </table:table-cell>
              <table:table-cell office:value-type="float" office:value="1.10552119597285">
                <text:p>1.10552119597285</text:p>
              </table:table-cell>
              <table:table-cell office:value-type="float" office:value="1.0818352516454">
                <text:p>1.0818352516454</text:p>
              </table:table-cell>
              <table:table-cell office:value-type="float" office:value="1.06648536570688">
                <text:p>1.06648536570688</text:p>
              </table:table-cell>
              <table:table-cell office:value-type="float" office:value="1.0277016178231">
                <text:p>1.0277016178231</text:p>
              </table:table-cell>
              <table:table-cell office:value-type="float" office:value="1.02517343464624">
                <text:p>1.02517343464624</text:p>
              </table:table-cell>
              <table:table-cell office:value-type="float" office:value="0.976150416673626">
                <text:p>0.976150416673626</text:p>
              </table:table-cell>
              <table:table-cell office:value-type="float" office:value="0.951875025297958">
                <text:p>0.951875025297958</text:p>
              </table:table-cell>
              <table:table-cell office:value-type="float" office:value="0.934346623096082">
                <text:p>0.934346623096082</text:p>
              </table:table-cell>
              <table:table-cell office:value-type="float" office:value="0.932106232271216">
                <text:p>0.932106232271216</text:p>
              </table:table-cell>
              <table:table-cell office:value-type="float" office:value="0.928360931174791">
                <text:p>0.928360931174791</text:p>
              </table:table-cell>
              <table:table-cell office:value-type="float" office:value="0.935086103427273">
                <text:p>0.935086103427273</text:p>
              </table:table-cell>
              <table:table-cell office:value-type="float" office:value="0.947882220651757">
                <text:p>0.947882220651757</text:p>
              </table:table-cell>
              <table:table-cell office:value-type="float" office:value="0.938821652493573">
                <text:p>0.938821652493573</text:p>
              </table:table-cell>
              <table:table-cell office:value-type="float" office:value="0.964166413325925">
                <text:p>0.964166413325925</text:p>
              </table:table-cell>
              <table:table-cell office:value-type="float" office:value="0.971358288858069">
                <text:p>0.971358288858069</text:p>
              </table:table-cell>
              <table:table-cell office:value-type="float" office:value="0.989250565309037">
                <text:p>0.989250565309037</text:p>
              </table:table-cell>
              <table:table-cell office:value-type="float" office:value="1.00825595018902">
                <text:p>1.00825595018902</text:p>
              </table:table-cell>
              <table:table-cell office:value-type="float" office:value="1.02545138957373">
                <text:p>1.02545138957373</text:p>
              </table:table-cell>
              <table:table-cell office:value-type="float" office:value="0.991169639303978">
                <text:p>0.991169639303978</text:p>
              </table:table-cell>
              <table:table-cell office:value-type="float" office:value="1.00234626862899">
                <text:p>1.00234626862899</text:p>
              </table:table-cell>
            </table:table-row>
            <table:table-row>
              <table:table-cell office:value-type="string">
                <text:p>Landwirtschaft</text:p>
                <draw:g>
                  <svg:desc>Sheet1.A12:Sheet1.A12</svg:desc>
                </draw:g>
              </table:table-cell>
              <table:table-cell office:value-type="float" office:value="1">
                <text:p>1</text:p>
                <draw:g>
                  <svg:desc>Sheet1.B12:Sheet1.AE12</svg:desc>
                </draw:g>
              </table:table-cell>
              <table:table-cell office:value-type="float" office:value="0.892925472700454">
                <text:p>0.892925472700454</text:p>
              </table:table-cell>
              <table:table-cell office:value-type="float" office:value="0.859112314400362">
                <text:p>0.859112314400362</text:p>
              </table:table-cell>
              <table:table-cell office:value-type="float" office:value="0.853346025638923">
                <text:p>0.853346025638923</text:p>
              </table:table-cell>
              <table:table-cell office:value-type="float" office:value="0.848214512415331">
                <text:p>0.848214512415331</text:p>
              </table:table-cell>
              <table:table-cell office:value-type="float" office:value="0.853332159250382">
                <text:p>0.853332159250382</text:p>
              </table:table-cell>
              <table:table-cell office:value-type="float" office:value="0.871165107164682">
                <text:p>0.871165107164682</text:p>
              </table:table-cell>
              <table:table-cell office:value-type="float" office:value="0.844888512065836">
                <text:p>0.844888512065836</text:p>
              </table:table-cell>
              <table:table-cell office:value-type="float" office:value="0.844443226747745">
                <text:p>0.844443226747745</text:p>
              </table:table-cell>
              <table:table-cell office:value-type="float" office:value="0.847442813051806">
                <text:p>0.847442813051806</text:p>
              </table:table-cell>
              <table:table-cell office:value-type="float" office:value="0.828973702532795">
                <text:p>0.828973702532795</text:p>
              </table:table-cell>
              <table:table-cell office:value-type="float" office:value="0.84097304703787">
                <text:p>0.84097304703787</text:p>
              </table:table-cell>
              <table:table-cell office:value-type="float" office:value="0.811546161801054">
                <text:p>0.811546161801054</text:p>
              </table:table-cell>
              <table:table-cell office:value-type="float" office:value="0.800767075960619">
                <text:p>0.800767075960619</text:p>
              </table:table-cell>
              <table:table-cell office:value-type="float" office:value="0.788460065565868">
                <text:p>0.788460065565868</text:p>
              </table:table-cell>
              <table:table-cell office:value-type="float" office:value="0.785606499186355">
                <text:p>0.785606499186355</text:p>
              </table:table-cell>
              <table:table-cell office:value-type="float" office:value="0.775172957302881">
                <text:p>0.775172957302881</text:p>
              </table:table-cell>
              <table:table-cell office:value-type="float" office:value="0.775489271949058">
                <text:p>0.775489271949058</text:p>
              </table:table-cell>
              <table:table-cell office:value-type="float" office:value="0.785489932490129">
                <text:p>0.785489932490129</text:p>
              </table:table-cell>
              <table:table-cell office:value-type="float" office:value="0.787035421024043">
                <text:p>0.787035421024043</text:p>
              </table:table-cell>
              <table:table-cell office:value-type="float" office:value="0.787912335756254">
                <text:p>0.787912335756254</text:p>
              </table:table-cell>
              <table:table-cell office:value-type="float" office:value="0.795761153413621">
                <text:p>0.795761153413621</text:p>
              </table:table-cell>
              <table:table-cell office:value-type="float" office:value="0.793815014819429">
                <text:p>0.793815014819429</text:p>
              </table:table-cell>
              <table:table-cell office:value-type="float" office:value="0.804327359587958">
                <text:p>0.804327359587958</text:p>
              </table:table-cell>
              <table:table-cell office:value-type="float" office:value="0.826511408154738">
                <text:p>0.826511408154738</text:p>
              </table:table-cell>
              <table:table-cell office:value-type="float" office:value="0.824868997543454">
                <text:p>0.824868997543454</text:p>
              </table:table-cell>
              <table:table-cell office:value-type="float" office:value="0.822408078185549">
                <text:p>0.822408078185549</text:p>
              </table:table-cell>
              <table:table-cell office:value-type="float" office:value="0.808797001988963">
                <text:p>0.808797001988963</text:p>
              </table:table-cell>
              <table:table-cell office:value-type="float" office:value="0.786448294538592">
                <text:p>0.786448294538592</text:p>
              </table:table-cell>
              <table:table-cell office:value-type="float" office:value="0.776989971212711">
                <text:p>0.776989971212711</text:p>
              </table:table-cell>
            </table:table-row>
            <table:table-row>
              <table:table-cell office:value-type="string">
                <text:p>Energiewirtschaft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B13:Sheet1.AE13</svg:desc>
                </draw:g>
              </table:table-cell>
              <table:table-cell office:value-type="float" office:value="0.96873924263823">
                <text:p>0.96873924263823</text:p>
              </table:table-cell>
              <table:table-cell office:value-type="float" office:value="0.917581258355555">
                <text:p>0.917581258355555</text:p>
              </table:table-cell>
              <table:table-cell office:value-type="float" office:value="0.897000677141824">
                <text:p>0.897000677141824</text:p>
              </table:table-cell>
              <table:table-cell office:value-type="float" office:value="0.884538153731671">
                <text:p>0.884538153731671</text:p>
              </table:table-cell>
              <table:table-cell office:value-type="float" office:value="0.8569399880885">
                <text:p>0.8569399880885</text:p>
              </table:table-cell>
              <table:table-cell office:value-type="float" office:value="0.869442427361202">
                <text:p>0.869442427361202</text:p>
              </table:table-cell>
              <table:table-cell office:value-type="float" office:value="0.823422623673715">
                <text:p>0.823422623673715</text:p>
              </table:table-cell>
              <table:table-cell office:value-type="float" office:value="0.823276854819657">
                <text:p>0.823276854819657</text:p>
              </table:table-cell>
              <table:table-cell office:value-type="float" office:value="0.800150683637005">
                <text:p>0.800150683637005</text:p>
              </table:table-cell>
              <table:table-cell office:value-type="float" office:value="0.823043148791413">
                <text:p>0.823043148791413</text:p>
              </table:table-cell>
              <table:table-cell office:value-type="float" office:value="0.844082233896821">
                <text:p>0.844082233896821</text:p>
              </table:table-cell>
              <table:table-cell office:value-type="float" office:value="0.844322967864933">
                <text:p>0.844322967864933</text:p>
              </table:table-cell>
              <table:table-cell office:value-type="float" office:value="0.869479899284913">
                <text:p>0.869479899284913</text:p>
              </table:table-cell>
              <table:table-cell office:value-type="float" office:value="0.858297748948645">
                <text:p>0.858297748948645</text:p>
              </table:table-cell>
              <table:table-cell office:value-type="float" office:value="0.843644985808389">
                <text:p>0.843644985808389</text:p>
              </table:table-cell>
              <table:table-cell office:value-type="float" office:value="0.844534696635743">
                <text:p>0.844534696635743</text:p>
              </table:table-cell>
              <table:table-cell office:value-type="float" office:value="0.854690664194447">
                <text:p>0.854690664194447</text:p>
              </table:table-cell>
              <table:table-cell office:value-type="float" office:value="0.810068348068337">
                <text:p>0.810068348068337</text:p>
              </table:table-cell>
              <table:table-cell office:value-type="float" office:value="0.75311268656797">
                <text:p>0.75311268656797</text:p>
              </table:table-cell>
              <table:table-cell office:value-type="float" office:value="0.777110331339311">
                <text:p>0.777110331339311</text:p>
              </table:table-cell>
              <table:table-cell office:value-type="float" office:value="0.771261659760181">
                <text:p>0.771261659760181</text:p>
              </table:table-cell>
              <table:table-cell office:value-type="float" office:value="0.794148126675812">
                <text:p>0.794148126675812</text:p>
              </table:table-cell>
              <table:table-cell office:value-type="float" office:value="0.806459582167427">
                <text:p>0.806459582167427</text:p>
              </table:table-cell>
              <table:table-cell office:value-type="float" office:value="0.761666265871031">
                <text:p>0.761666265871031</text:p>
              </table:table-cell>
              <table:table-cell office:value-type="float" office:value="0.736172481416666">
                <text:p>0.736172481416666</text:p>
              </table:table-cell>
              <table:table-cell office:value-type="float" office:value="0.725608959563257">
                <text:p>0.725608959563257</text:p>
              </table:table-cell>
              <table:table-cell office:value-type="float" office:value="0.680037406363917">
                <text:p>0.680037406363917</text:p>
              </table:table-cell>
              <table:table-cell office:value-type="float" office:value="0.651741312016649">
                <text:p>0.651741312016649</text:p>
              </table:table-cell>
              <table:table-cell office:value-type="float" office:value="0.542782044217033">
                <text:p>0.542782044217033</text:p>
              </table:table-cell>
            </table:table-row>
            <table:table-row>
              <table:table-cell office:value-type="string">
                <text:p>Industrie</text:p>
                <draw:g>
                  <svg:desc>Sheet1.A14:Sheet1.A14</svg:desc>
                </draw:g>
              </table:table-cell>
              <table:table-cell office:value-type="float" office:value="1">
                <text:p>1</text:p>
                <draw:g>
                  <svg:desc>Sheet1.B14:Sheet1.AE14</svg:desc>
                </draw:g>
              </table:table-cell>
              <table:table-cell office:value-type="float" office:value="0.909671364640678">
                <text:p>0.909671364640678</text:p>
              </table:table-cell>
              <table:table-cell office:value-type="float" office:value="0.871525536063533">
                <text:p>0.871525536063533</text:p>
              </table:table-cell>
              <table:table-cell office:value-type="float" office:value="0.836748680185016">
                <text:p>0.836748680185016</text:p>
              </table:table-cell>
              <table:table-cell office:value-type="float" office:value="0.850296811433233">
                <text:p>0.850296811433233</text:p>
              </table:table-cell>
              <table:table-cell office:value-type="float" office:value="0.856600022800654">
                <text:p>0.856600022800654</text:p>
              </table:table-cell>
              <table:table-cell office:value-type="float" office:value="0.816640260543698">
                <text:p>0.816640260543698</text:p>
              </table:table-cell>
              <table:table-cell office:value-type="float" office:value="0.833113311002344">
                <text:p>0.833113311002344</text:p>
              </table:table-cell>
              <table:table-cell office:value-type="float" office:value="0.772132481673199">
                <text:p>0.772132481673199</text:p>
              </table:table-cell>
              <table:table-cell office:value-type="float" office:value="0.736090951493171">
                <text:p>0.736090951493171</text:p>
              </table:table-cell>
              <table:table-cell office:value-type="float" office:value="0.734620157938728">
                <text:p>0.734620157938728</text:p>
              </table:table-cell>
              <table:table-cell office:value-type="float" office:value="0.696310830300323">
                <text:p>0.696310830300323</text:p>
              </table:table-cell>
              <table:table-cell office:value-type="float" office:value="0.688147630225246">
                <text:p>0.688147630225246</text:p>
              </table:table-cell>
              <table:table-cell office:value-type="float" office:value="0.690937684017146">
                <text:p>0.690937684017146</text:p>
              </table:table-cell>
              <table:table-cell office:value-type="float" office:value="0.693904437529118">
                <text:p>0.693904437529118</text:p>
              </table:table-cell>
              <table:table-cell office:value-type="float" office:value="0.672292694692808">
                <text:p>0.672292694692808</text:p>
              </table:table-cell>
              <table:table-cell office:value-type="float" office:value="0.690379073472496">
                <text:p>0.690379073472496</text:p>
              </table:table-cell>
              <table:table-cell office:value-type="float" office:value="0.721596637072116">
                <text:p>0.721596637072116</text:p>
              </table:table-cell>
              <table:table-cell office:value-type="float" office:value="0.709167688662726">
                <text:p>0.709167688662726</text:p>
              </table:table-cell>
              <table:table-cell office:value-type="float" office:value="0.619352751755851">
                <text:p>0.619352751755851</text:p>
              </table:table-cell>
              <table:table-cell office:value-type="float" office:value="0.667652388189391">
                <text:p>0.667652388189391</text:p>
              </table:table-cell>
              <table:table-cell office:value-type="float" office:value="0.657088499777874">
                <text:p>0.657088499777874</text:p>
              </table:table-cell>
              <table:table-cell office:value-type="float" office:value="0.637563459117009">
                <text:p>0.637563459117009</text:p>
              </table:table-cell>
              <table:table-cell office:value-type="float" office:value="0.639422311139649">
                <text:p>0.639422311139649</text:p>
              </table:table-cell>
              <table:table-cell office:value-type="float" office:value="0.64004274841751">
                <text:p>0.64004274841751</text:p>
              </table:table-cell>
              <table:table-cell office:value-type="float" office:value="0.666621343560914">
                <text:p>0.666621343560914</text:p>
              </table:table-cell>
              <table:table-cell office:value-type="float" office:value="0.681044627251325">
                <text:p>0.681044627251325</text:p>
              </table:table-cell>
              <table:table-cell office:value-type="float" office:value="0.700944286732421">
                <text:p>0.700944286732421</text:p>
              </table:table-cell>
              <table:table-cell office:value-type="float" office:value="0.672672605305432">
                <text:p>0.672672605305432</text:p>
              </table:table-cell>
              <table:table-cell office:value-type="float" office:value="0.652525282717737">
                <text:p>0.652525282717737</text:p>
              </table:table-cell>
            </table:table-row>
            <table:table-row>
              <table:table-cell office:value-type="string">
                <text:p>Gebäude</text:p>
                <draw:g>
                  <svg:desc>Sheet1.A15:Sheet1.A15</svg:desc>
                </draw:g>
              </table:table-cell>
              <table:table-cell office:value-type="float" office:value="1">
                <text:p>1</text:p>
                <draw:g>
                  <svg:desc>Sheet1.B15:Sheet1.AE15</svg:desc>
                </draw:g>
              </table:table-cell>
              <table:table-cell office:value-type="float" office:value="0.992456837846004">
                <text:p>0.992456837846004</text:p>
              </table:table-cell>
              <table:table-cell office:value-type="float" office:value="0.906567441553761">
                <text:p>0.906567441553761</text:p>
              </table:table-cell>
              <table:table-cell office:value-type="float" office:value="0.938551536974228">
                <text:p>0.938551536974228</text:p>
              </table:table-cell>
              <table:table-cell office:value-type="float" office:value="0.887319234064443">
                <text:p>0.887319234064443</text:p>
              </table:table-cell>
              <table:table-cell office:value-type="float" office:value="0.894321815123053">
                <text:p>0.894321815123053</text:p>
              </table:table-cell>
              <table:table-cell office:value-type="float" office:value="1.00485670725551">
                <text:p>1.00485670725551</text:p>
              </table:table-cell>
              <table:table-cell office:value-type="float" office:value="0.941865750690951">
                <text:p>0.941865750690951</text:p>
              </table:table-cell>
              <table:table-cell office:value-type="float" office:value="0.903123532554037">
                <text:p>0.903123532554037</text:p>
              </table:table-cell>
              <table:table-cell office:value-type="float" office:value="0.823619707299361">
                <text:p>0.823619707299361</text:p>
              </table:table-cell>
              <table:table-cell office:value-type="float" office:value="0.794931835931187">
                <text:p>0.794931835931187</text:p>
              </table:table-cell>
              <table:table-cell office:value-type="float" office:value="0.891489484616527">
                <text:p>0.891489484616527</text:p>
              </table:table-cell>
              <table:table-cell office:value-type="float" office:value="0.829623209172796">
                <text:p>0.829623209172796</text:p>
              </table:table-cell>
              <table:table-cell office:value-type="float" office:value="0.794663479778121">
                <text:p>0.794663479778121</text:p>
              </table:table-cell>
              <table:table-cell office:value-type="float" office:value="0.744203547783479">
                <text:p>0.744203547783479</text:p>
              </table:table-cell>
              <table:table-cell office:value-type="float" office:value="0.732701847027437">
                <text:p>0.732701847027437</text:p>
              </table:table-cell>
              <table:table-cell office:value-type="float" office:value="0.772418563285251">
                <text:p>0.772418563285251</text:p>
              </table:table-cell>
              <table:table-cell office:value-type="float" office:value="0.600092225601786">
                <text:p>0.600092225601786</text:p>
              </table:table-cell>
              <table:table-cell office:value-type="float" office:value="0.722302624669541">
                <text:p>0.722302624669541</text:p>
              </table:table-cell>
              <table:table-cell office:value-type="float" office:value="0.661880632870466">
                <text:p>0.661880632870466</text:p>
              </table:table-cell>
              <table:table-cell office:value-type="float" office:value="0.705940093656819">
                <text:p>0.705940093656819</text:p>
              </table:table-cell>
              <table:table-cell office:value-type="float" office:value="0.605848945667916">
                <text:p>0.605848945667916</text:p>
              </table:table-cell>
              <table:table-cell office:value-type="float" office:value="0.619604246929687">
                <text:p>0.619604246929687</text:p>
              </table:table-cell>
              <table:table-cell office:value-type="float" office:value="0.665155327242141">
                <text:p>0.665155327242141</text:p>
              </table:table-cell>
              <table:table-cell office:value-type="float" office:value="0.563101799719996">
                <text:p>0.563101799719996</text:p>
              </table:table-cell>
              <table:table-cell office:value-type="float" office:value="0.590562838742608">
                <text:p>0.590562838742608</text:p>
              </table:table-cell>
              <table:table-cell office:value-type="float" office:value="0.593009915860516">
                <text:p>0.593009915860516</text:p>
              </table:table-cell>
              <table:table-cell office:value-type="float" office:value="0.58253399774483">
                <text:p>0.58253399774483</text:p>
              </table:table-cell>
              <table:table-cell office:value-type="float" office:value="0.552749638583532">
                <text:p>0.552749638583532</text:p>
              </table:table-cell>
              <table:table-cell office:value-type="float" office:value="0.577857940158235">
                <text:p>0.577857940158235</text:p>
              </table:table-cell>
            </table:table-row>
            <table:table-row>
              <table:table-cell office:value-type="string">
                <text:p>Abfallwirtschaft etc.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AE16</svg:desc>
                </draw:g>
              </table:table-cell>
              <table:table-cell office:value-type="float" office:value="1.03395680246081">
                <text:p>1.03395680246081</text:p>
              </table:table-cell>
              <table:table-cell office:value-type="float" office:value="1.04521139144835">
                <text:p>1.04521139144835</text:p>
              </table:table-cell>
              <table:table-cell office:value-type="float" office:value="1.03497329850405">
                <text:p>1.03497329850405</text:p>
              </table:table-cell>
              <table:table-cell office:value-type="float" office:value="1.00686609303625">
                <text:p>1.00686609303625</text:p>
              </table:table-cell>
              <table:table-cell office:value-type="float" office:value="0.973964016041001">
                <text:p>0.973964016041001</text:p>
              </table:table-cell>
              <table:table-cell office:value-type="float" office:value="0.928488793460942">
                <text:p>0.928488793460942</text:p>
              </table:table-cell>
              <table:table-cell office:value-type="float" office:value="0.845263025870265">
                <text:p>0.845263025870265</text:p>
              </table:table-cell>
              <table:table-cell office:value-type="float" office:value="0.78211713511534">
                <text:p>0.78211713511534</text:p>
              </table:table-cell>
              <table:table-cell office:value-type="float" office:value="0.732317161313997">
                <text:p>0.732317161313997</text:p>
              </table:table-cell>
              <table:table-cell office:value-type="float" office:value="0.685521084217348">
                <text:p>0.685521084217348</text:p>
              </table:table-cell>
              <table:table-cell office:value-type="float" office:value="0.635978640008181">
                <text:p>0.635978640008181</text:p>
              </table:table-cell>
              <table:table-cell office:value-type="float" office:value="0.594304097418801">
                <text:p>0.594304097418801</text:p>
              </table:table-cell>
              <table:table-cell office:value-type="float" office:value="0.550831130830068">
                <text:p>0.550831130830068</text:p>
              </table:table-cell>
              <table:table-cell office:value-type="float" office:value="0.4881960723344">
                <text:p>0.4881960723344</text:p>
              </table:table-cell>
              <table:table-cell office:value-type="float" office:value="0.447808006797538">
                <text:p>0.447808006797538</text:p>
              </table:table-cell>
              <table:table-cell office:value-type="float" office:value="0.397569882557843">
                <text:p>0.397569882557843</text:p>
              </table:table-cell>
              <table:table-cell office:value-type="float" office:value="0.360800625265443">
                <text:p>0.360800625265443</text:p>
              </table:table-cell>
              <table:table-cell office:value-type="float" office:value="0.327066579248131">
                <text:p>0.327066579248131</text:p>
              </table:table-cell>
              <table:table-cell office:value-type="float" office:value="0.293594656495697">
                <text:p>0.293594656495697</text:p>
              </table:table-cell>
              <table:table-cell office:value-type="float" office:value="0.263375074346806">
                <text:p>0.263375074346806</text:p>
              </table:table-cell>
              <table:table-cell office:value-type="float" office:value="0.242354611132548">
                <text:p>0.242354611132548</text:p>
              </table:table-cell>
              <table:table-cell office:value-type="float" office:value="0.222460578430536">
                <text:p>0.222460578430536</text:p>
              </table:table-cell>
              <table:table-cell office:value-type="float" office:value="0.203369614642385">
                <text:p>0.203369614642385</text:p>
              </table:table-cell>
              <table:table-cell office:value-type="float" office:value="0.188791636023166">
                <text:p>0.188791636023166</text:p>
              </table:table-cell>
              <table:table-cell office:value-type="float" office:value="0.174116294706814">
                <text:p>0.174116294706814</text:p>
              </table:table-cell>
              <table:table-cell office:value-type="float" office:value="0.161498194099045">
                <text:p>0.161498194099045</text:p>
              </table:table-cell>
              <table:table-cell office:value-type="float" office:value="0.152426463310464">
                <text:p>0.152426463310464</text:p>
              </table:table-cell>
              <table:table-cell office:value-type="float" office:value="0.143106683002332">
                <text:p>0.143106683002332</text:p>
              </table:table-cell>
              <table:table-cell office:value-type="float" office:value="0.13047168223911">
                <text:p>0.130471682239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msFillBitmap_20_1" draw:display-name="msFillBitmap 1" xlink:href="Pictures/10000000000000EC000000ECA1B397E33D6BF595.png" xlink:type="simple" xlink:show="embed" xlink:actuate="onLoad"/>
    <draw:fill-image draw:name="msFillBitmap_20_1_20_-1" draw:display-name="msFillBitmap 1 -1" xlink:href="Pictures/10000000000000EC000000ECA1B397E33D6BF595.png" xlink:type="simple" xlink:show="embed" xlink:actuate="onLoad"/>
    <draw:fill-image draw:name="msFillBitmap_20_1_20_0" draw:display-name="msFillBitmap 1 0" xlink:href="Pictures/10000000000000EC000000ECA1B397E33D6BF595.png" xlink:type="simple" xlink:show="embed" xlink:actuate="onLoad"/>
    <draw:fill-image draw:name="msFillBitmap_20_1_20_1" draw:display-name="msFillBitmap 1 1" xlink:href="Pictures/10000000000000EC000000ECA1B397E33D6BF595.png" xlink:type="simple" xlink:show="embed" xlink:actuate="onLoad"/>
    <draw:fill-image draw:name="msFillBitmap_20_1_20_2" draw:display-name="msFillBitmap 1 2" xlink:href="Pictures/10000000000000EC000000ECA1B397E33D6BF595.png" xlink:type="simple" xlink:show="embed" xlink:actuate="onLoad"/>
    <draw:fill-image draw:name="msFillBitmap_20_1_20_3" draw:display-name="msFillBitmap 1 3" xlink:href="Pictures/10000000000000EC000000ECA1B397E33D6BF595.png" xlink:type="simple" xlink:show="embed" xlink:actuate="onLoad"/>
    <draw:fill-image draw:name="msFillBitmap_20_1_20_4" draw:display-name="msFillBitmap 1 4" xlink:href="Pictures/10000000000000EC000000ECA1B397E33D6BF595.png" xlink:type="simple" xlink:show="embed" xlink:actuate="onLoad"/>
    <draw:fill-image draw:name="msFillBitmap_20_1_20_5" draw:display-name="msFillBitmap 1 5" xlink:href="Pictures/10000000000000EC000000ECA1B397E33D6BF595.png" xlink:type="simple" xlink:show="embed" xlink:actuate="onLoad"/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1%" draw:distance="199%"/>
    <draw:stroke-dash draw:name="msLineDash_20_1_20_0" draw:display-name="msLineDash 1 0" draw:style="round" draw:dots1="1" draw:dots1-length="1%" draw:distance="199%"/>
    <draw:stroke-dash draw:name="msLineDash_20_1_20_1" draw:display-name="msLineDash 1 1" draw:style="round" draw:dots1="1" draw:dots1-length="1%" draw:distance="199%"/>
    <draw:stroke-dash draw:name="msLineDash_20_1_20_2" draw:display-name="msLineDash 1 2" draw:style="round" draw:dots1="1" draw:dots1-length="1%" draw:distance="199%"/>
    <draw:stroke-dash draw:name="msLineDash_20_1_20_3" draw:display-name="msLineDash 1 3" draw:style="round" draw:dots1="1" draw:dots1-length="1%" draw:distance="199%"/>
    <draw:stroke-dash draw:name="msLineDash_20_1_20_4" draw:display-name="msLineDash 1 4" draw:style="round" draw:dots1="1" draw:dots1-length="1%" draw:distance="199%"/>
    <draw:stroke-dash draw:name="msLineDash_20_2" draw:display-name="msLineDash 2" draw:style="round" draw:dots1="1" draw:dots1-length="1%" draw:distance="199%"/>
    <draw:stroke-dash draw:name="msLineDash_20_2_20_-1" draw:display-name="msLineDash 2 -1" draw:style="round" draw:dots1="1" draw:dots1-length="201%" draw:distance="199%"/>
    <draw:stroke-dash draw:name="msLineDash_20_2_20_0" draw:display-name="msLineDash 2 0" draw:style="round" draw:dots1="1" draw:dots1-length="201%" draw:distance="199%"/>
    <draw:stroke-dash draw:name="msLineDash_20_2_20_1" draw:display-name="msLineDash 2 1" draw:style="round" draw:dots1="1" draw:dots1-length="201%" draw:distance="199%"/>
    <draw:stroke-dash draw:name="msLineDash_20_3" draw:display-name="msLineDash 3" draw:style="round" draw:dots1="1" draw:dots1-length="1%" draw:distance="199%"/>
    <draw:stroke-dash draw:name="msLineDash_20_4" draw:display-name="msLineDash 4" draw:style="round" draw:dots1="1" draw:dots1-length="1%" draw:distance="199%"/>
    <draw:stroke-dash draw:name="msLineDash_20_5" draw:display-name="msLineDash 5" draw:style="round" draw:dots1="1" draw:dots1-length="1%" draw:distance="199%"/>
    <draw:stroke-dash draw:name="msLineDash_20_6" draw:display-name="msLineDash 6" draw:style="round" draw:dots1="1" draw:dots1-length="1%" draw:distance="1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Roboto Condensed'" style:font-style-name="Bold"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Roboto Condensed'" style:font-style-name="Bold" fo:font-size="14pt" fo:font-weight="bold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12cm" svg:stroke-color="#d32f2f" draw:fill-color="#d32f2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125cm" svg:height="14.619cm" xlink:href=".." xlink:type="simple" chart:class="chart:line" chart:style-name="ch1">
        <chart:title svg:x="4.656cm" svg:y="-0.01cm" chart:style-name="ch2">
          <text:p>Investitionen des Bundes in Bundesfernstraßen und Bundesschienenwege</text:p>
        </chart:title>
        <chart:legend chart:legend-position="end" svg:x="21.71cm" svg:y="2.374cm" style:legend-expansion="custom" svg:width="5.35cm" svg:height="5.467cm" style:legend-expansion-aspect-ratio="0.978598865922809" chart:style-name="ch3"/>
        <chart:plot-area chart:style-name="ch4" table:cell-range-address="Sheet3.A1:Sheet3.N3" chart:data-source-has-labels="both" svg:x="-0.73cm" svg:y="0.727cm" svg:width="22.417cm" svg:height="13.145cm">
          <chart:coordinate-region svg:x="1.734cm" svg:y="0.929cm" svg:width="19.549cm" svg:height="12.291cm"/>
          <chart:axis chart:dimension="x" chart:name="primary-x" chart:style-name="ch5" chartooo:axis-type="auto">
            <chartooo:date-scale/>
            <chart:categories table:cell-range-address="Sheet3.B1:Sheet3.N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2:Sheet3.N2" chart:label-cell-address="Sheet3.A2:Sheet3.A2" chart:class="chart:line">
            <chart:data-point chart:repeated="13"/>
          </chart:series>
          <chart:series chart:style-name="ch9" chart:values-cell-range-address="Sheet3.B3:Sheet3.N3" chart:label-cell-address="Sheet3.A3:Sheet3.A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Sheet3.B1:Sheet3.N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Schiene</text:p>
                <draw:g>
                  <svg:desc>Sheet3.A2:Sheet3.A2</svg:desc>
                </draw:g>
              </table:table-cell>
              <table:table-cell office:value-type="float" office:value="4346000000">
                <text:p>4346000000</text:p>
                <draw:g>
                  <svg:desc>Sheet3.B2:Sheet3.N2</svg:desc>
                </draw:g>
              </table:table-cell>
              <table:table-cell office:value-type="float" office:value="4592000000">
                <text:p>4592000000</text:p>
              </table:table-cell>
              <table:table-cell office:value-type="float" office:value="4182000000">
                <text:p>4182000000</text:p>
              </table:table-cell>
              <table:table-cell office:value-type="float" office:value="5248000000">
                <text:p>5248000000</text:p>
              </table:table-cell>
              <table:table-cell office:value-type="float" office:value="4838000000">
                <text:p>4838000000</text:p>
              </table:table-cell>
              <table:table-cell office:value-type="float" office:value="4592000000">
                <text:p>4592000000</text:p>
              </table:table-cell>
              <table:table-cell office:value-type="float" office:value="5248000000">
                <text:p>5248000000</text:p>
              </table:table-cell>
              <table:table-cell office:value-type="float" office:value="5658000000">
                <text:p>5658000000</text:p>
              </table:table-cell>
              <table:table-cell office:value-type="float" office:value="6314000000">
                <text:p>6314000000</text:p>
              </table:table-cell>
              <table:table-cell office:value-type="float" office:value="6232000000">
                <text:p>6232000000</text:p>
              </table:table-cell>
              <table:table-cell office:value-type="float" office:value="7216000000">
                <text:p>7216000000</text:p>
              </table:table-cell>
              <table:table-cell office:value-type="float" office:value="10168000000">
                <text:p>10168000000</text:p>
              </table:table-cell>
              <table:table-cell office:value-type="float" office:value="9500000000">
                <text:p>9500000000</text:p>
              </table:table-cell>
            </table:table-row>
            <table:table-row>
              <table:table-cell office:value-type="string">
                <text:p>Straße</text:p>
                <draw:g>
                  <svg:desc>Sheet3.A3:Sheet3.A3</svg:desc>
                </draw:g>
              </table:table-cell>
              <table:table-cell office:value-type="float" office:value="5500000000">
                <text:p>5500000000</text:p>
                <draw:g>
                  <svg:desc>Sheet3.B3:Sheet3.N3</svg:desc>
                </draw:g>
              </table:table-cell>
              <table:table-cell office:value-type="float" office:value="5200000000">
                <text:p>5200000000</text:p>
              </table:table-cell>
              <table:table-cell office:value-type="float" office:value="5300000000">
                <text:p>5300000000</text:p>
              </table:table-cell>
              <table:table-cell office:value-type="float" office:value="5400000000">
                <text:p>5400000000</text:p>
              </table:table-cell>
              <table:table-cell office:value-type="float" office:value="5500000000">
                <text:p>5500000000</text:p>
              </table:table-cell>
              <table:table-cell office:value-type="float" office:value="5100000000">
                <text:p>5100000000</text:p>
              </table:table-cell>
              <table:table-cell office:value-type="float" office:value="6100000000">
                <text:p>6100000000</text:p>
              </table:table-cell>
              <table:table-cell office:value-type="float" office:value="6500000000">
                <text:p>6500000000</text:p>
              </table:table-cell>
              <table:table-cell office:value-type="float" office:value="7500000000">
                <text:p>7500000000</text:p>
              </table:table-cell>
              <table:table-cell office:value-type="float" office:value="7760000000">
                <text:p>7760000000</text:p>
              </table:table-cell>
              <table:table-cell office:value-type="float" office:value="8300000000">
                <text:p>8300000000</text:p>
              </table:table-cell>
              <table:table-cell office:value-type="float" office:value="8650000000">
                <text:p>8650000000</text:p>
              </table:table-cell>
              <table:table-cell office:value-type="float" office:value="8400000000">
                <text:p>8400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msFillBitmap_20_1" draw:display-name="msFillBitmap 1" xlink:href="Pictures/10000000000000EC000000ECA1B397E33D6BF595.png" xlink:type="simple" xlink:show="embed" xlink:actuate="onLoad"/>
    <draw:fill-image draw:name="msFillBitmap_20_1_20_-1" draw:display-name="msFillBitmap 1 -1" xlink:href="Pictures/10000000000000EC000000ECA1B397E33D6BF595.png" xlink:type="simple" xlink:show="embed" xlink:actuate="onLoad"/>
    <draw:fill-image draw:name="msFillBitmap_20_1_20_0" draw:display-name="msFillBitmap 1 0" xlink:href="Pictures/10000000000000EC000000ECA1B397E33D6BF595.png" xlink:type="simple" xlink:show="embed" xlink:actuate="onLoad"/>
    <draw:fill-image draw:name="msFillBitmap_20_1_20_1" draw:display-name="msFillBitmap 1 1" xlink:href="Pictures/10000000000000EC000000ECA1B397E33D6BF595.png" xlink:type="simple" xlink:show="embed" xlink:actuate="onLoad"/>
    <draw:fill-image draw:name="msFillBitmap_20_1_20_2" draw:display-name="msFillBitmap 1 2" xlink:href="Pictures/10000000000000EC000000ECA1B397E33D6BF595.png" xlink:type="simple" xlink:show="embed" xlink:actuate="onLoad"/>
    <draw:fill-image draw:name="msFillBitmap_20_1_20_3" draw:display-name="msFillBitmap 1 3" xlink:href="Pictures/10000000000000EC000000ECA1B397E33D6BF595.png" xlink:type="simple" xlink:show="embed" xlink:actuate="onLoad"/>
    <draw:fill-image draw:name="msFillBitmap_20_1_20_4" draw:display-name="msFillBitmap 1 4" xlink:href="Pictures/10000000000000EC000000ECA1B397E33D6BF595.png" xlink:type="simple" xlink:show="embed" xlink:actuate="onLoad"/>
    <draw:fill-image draw:name="msFillBitmap_20_1_20_5" draw:display-name="msFillBitmap 1 5" xlink:href="Pictures/10000000000000EC000000ECA1B397E33D6BF595.png" xlink:type="simple" xlink:show="embed" xlink:actuate="onLoad"/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1%" draw:distance="199%"/>
    <draw:stroke-dash draw:name="msLineDash_20_1_20_0" draw:display-name="msLineDash 1 0" draw:style="round" draw:dots1="1" draw:dots1-length="1%" draw:distance="199%"/>
    <draw:stroke-dash draw:name="msLineDash_20_1_20_1" draw:display-name="msLineDash 1 1" draw:style="round" draw:dots1="1" draw:dots1-length="1%" draw:distance="199%"/>
    <draw:stroke-dash draw:name="msLineDash_20_1_20_2" draw:display-name="msLineDash 1 2" draw:style="round" draw:dots1="1" draw:dots1-length="1%" draw:distance="199%"/>
    <draw:stroke-dash draw:name="msLineDash_20_1_20_3" draw:display-name="msLineDash 1 3" draw:style="round" draw:dots1="1" draw:dots1-length="1%" draw:distance="199%"/>
    <draw:stroke-dash draw:name="msLineDash_20_1_20_4" draw:display-name="msLineDash 1 4" draw:style="round" draw:dots1="1" draw:dots1-length="1%" draw:distance="199%"/>
    <draw:stroke-dash draw:name="msLineDash_20_2" draw:display-name="msLineDash 2" draw:style="round" draw:dots1="1" draw:dots1-length="1%" draw:distance="199%"/>
    <draw:stroke-dash draw:name="msLineDash_20_2_20_-1" draw:display-name="msLineDash 2 -1" draw:style="round" draw:dots1="1" draw:dots1-length="201%" draw:distance="199%"/>
    <draw:stroke-dash draw:name="msLineDash_20_2_20_0" draw:display-name="msLineDash 2 0" draw:style="round" draw:dots1="1" draw:dots1-length="201%" draw:distance="199%"/>
    <draw:stroke-dash draw:name="msLineDash_20_2_20_1" draw:display-name="msLineDash 2 1" draw:style="round" draw:dots1="1" draw:dots1-length="201%" draw:distance="199%"/>
    <draw:stroke-dash draw:name="msLineDash_20_3" draw:display-name="msLineDash 3" draw:style="round" draw:dots1="1" draw:dots1-length="1%" draw:distance="199%"/>
    <draw:stroke-dash draw:name="msLineDash_20_4" draw:display-name="msLineDash 4" draw:style="round" draw:dots1="1" draw:dots1-length="1%" draw:distance="199%"/>
    <draw:stroke-dash draw:name="msLineDash_20_5" draw:display-name="msLineDash 5" draw:style="round" draw:dots1="1" draw:dots1-length="1%" draw:distance="199%"/>
    <draw:stroke-dash draw:name="msLineDash_20_6" draw:display-name="msLineDash 6" draw:style="round" draw:dots1="1" draw:dots1-length="1%" draw:distance="199%"/>
  </office:styles>
</office:document-styles>
</file>